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d808" officeooo:paragraph-rsid="0018d808"/>
    </style:style>
    <style:style style:name="P2" style:family="paragraph" style:parent-style-name="Standard">
      <style:text-properties officeooo:rsid="0018d808" officeooo:paragraph-rsid="0018d808"/>
    </style:style>
    <style:style style:name="T1" style:family="text">
      <style:text-properties officeooo:rsid="001b474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Write a C program for string operations- length, copy, concatenate(with pointers), palindrome, check substring, equal, reverse (  without pointers)</text:p>
      <text:p text:style-name="P1"/>
      <text:p text:style-name="P1"/>
      <text:p text:style-name="P1">#include &lt;stdio.h&gt; <text:s text:c="43"/>// Header for standard input/output</text:p>
      <text:p text:style-name="P1">#include &lt;stdlib.h&gt; <text:s text:c="42"/>// Header for standard libraries</text:p>
      <text:p text:style-name="P1"/>
      <text:p text:style-name="P1">/*</text:p>
      <text:p text:style-name="P1"><text:s/>* Menu driven program to perform various string operations</text:p>
      <text:p text:style-name="P1"><text:s/>*/</text:p>
      <text:p text:style-name="P1"/>
      <text:p text:style-name="P1"><text:s/>// Method to accept a string</text:p>
      <text:p text:style-name="P1">void accept(char *s)</text:p>
      <text:p text:style-name="P1"><text:s text:c="3"/>{</text:p>
      <text:p text:style-name="P1"><text:s text:c="6"/>printf("Enter string: ");</text:p>
      <text:p text:style-name="P1"><text:s text:c="6"/>scanf("%s", s);</text:p>
      <text:p text:style-name="P1"><text:s text:c="3"/>}</text:p>
      <text:p text:style-name="P1"/>
      <text:p text:style-name="P1">// Method to display a string</text:p>
      <text:p text:style-name="P1">void display(char *s)</text:p>
      <text:p text:style-name="P1"><text:s text:c="3"/>{</text:p>
      <text:p text:style-name="P1"><text:s text:c="6"/>printf("Entered string is: %s!\n", s);</text:p>
      <text:p text:style-name="P1"><text:s text:c="3"/>}</text:p>
      <text:p text:style-name="P1"/>
      <text:p text:style-name="P1">// Method to return the length of a string</text:p>
      <text:p text:style-name="P1">int length(char *s)</text:p>
      <text:p text:style-name="P1"><text:s text:c="3"/>{</text:p>
      <text:p text:style-name="P1"><text:s text:c="7"/>int i;</text:p>
      <text:p text:style-name="P1"><text:s text:c="7"/>for (i = 0; s[i] != '\0'; i++)</text:p>
      <text:p text:style-name="P1"><text:s text:c="11"/>; // Loop till null character - i.e. end of string</text:p>
      <text:p text:style-name="P1"><text:s text:c="7"/>return i;</text:p>
      <text:p text:style-name="P1"><text:s text:c="3"/>}</text:p>
      <text:p text:style-name="P1"/>
      <text:p text:style-name="P1">// Method to copy the contents of one string into another</text:p>
      <text:p text:style-name="P1">void copy(char *s)</text:p>
      <text:p text:style-name="P1"><text:s text:c="3"/>{</text:p>
      <text:p text:style-name="P1"><text:s text:c="7"/>int i;</text:p>
      <text:p text:style-name="P1"><text:s text:c="7"/>char s1[256];</text:p>
      <text:p text:style-name="P1"><text:s text:c="7"/>for (i = 0; s[i] != '\0'; i++)</text:p>
      <text:p text:style-name="P1"><text:s text:c="10"/>{</text:p>
      <text:p text:style-name="P1"><text:s text:c="14"/>s1[i] = s[i];</text:p>
      <text:p text:style-name="P1"><text:s text:c="10"/>}</text:p>
      <text:p text:style-name="P1"><text:s text:c="7"/>printf("s1: %s\n", s1);</text:p>
      <text:p text:style-name="P1"><text:s text:c="3"/>}</text:p>
      <text:p text:style-name="P1"/>
      <text:p text:style-name="P1">// Method to concatenate 2 strings</text:p>
      <text:p text:style-name="P1">void concat(char *s1)</text:p>
      <text:p text:style-name="P1"><text:s text:c="3"/>{</text:p>
      <text:p text:style-name="P1"><text:s text:c="7"/>char s2[256], s3[256];</text:p>
      <text:p text:style-name="P1"><text:s text:c="7"/>int i, l = length(s1);</text:p>
      <text:p text:style-name="P1"><text:s text:c="7"/>printf("Enter second string!\ns2: ");</text:p>
      <text:p text:style-name="P1"><text:s text:c="7"/>scanf("%s", s2);</text:p>
      <text:p text:style-name="P1"><text:soft-page-break/><text:s text:c="7"/>for (i = 0; s1[i] != '\0'; i++)</text:p>
      <text:p text:style-name="P1"><text:s text:c="10"/>{</text:p>
      <text:p text:style-name="P1"><text:s text:c="14"/>s3[i] = s1[i];</text:p>
      <text:p text:style-name="P1"><text:s text:c="10"/>}</text:p>
      <text:p text:style-name="P1"><text:s text:c="7"/>while (s2[i - l] != '\0')</text:p>
      <text:p text:style-name="P1"><text:s text:c="10"/>{</text:p>
      <text:p text:style-name="P1"><text:s text:c="14"/>s3[i] = s2[i - l];</text:p>
      <text:p text:style-name="P1"><text:s text:c="14"/>i++;</text:p>
      <text:p text:style-name="P1"><text:s text:c="10"/>}</text:p>
      <text:p text:style-name="P1"><text:s text:c="7"/>printf("s3: %s\n", s3);</text:p>
      <text:p text:style-name="P1"><text:s text:c="3"/>}</text:p>
      <text:p text:style-name="P1"/>
      <text:p text:style-name="P1">char *reverse(char s[])</text:p>
      <text:p text:style-name="P1"><text:s text:c="3"/>{</text:p>
      <text:p text:style-name="P1"><text:s text:c="7"/>int i = length(s);</text:p>
      <text:p text:style-name="P1"><text:s text:c="7"/>char c[i];</text:p>
      <text:p text:style-name="P1"><text:s text:c="7"/>int j = 0;</text:p>
      <text:p text:style-name="P1"><text:s text:c="7"/>while (i-- &gt; 0) {</text:p>
      <text:p text:style-name="P1"><text:s text:c="7"/>c[j++] = s[i];</text:p>
      <text:p text:style-name="P1"><text:s text:c="3"/>}</text:p>
      <text:p text:style-name="P1"><text:s text:c="7"/>c[j]='\0';</text:p>
      <text:p text:style-name="P1"><text:s text:c="7"/>char *ch = c;</text:p>
      <text:p text:style-name="P1"><text:s text:c="7"/>return ch;</text:p>
      <text:p text:style-name="P1"><text:s text:c="3"/>}</text:p>
      <text:p text:style-name="P1"/>
      <text:p text:style-name="P1">int equal(char *s, char *c)</text:p>
      <text:p text:style-name="P1"><text:s text:c="3"/>{</text:p>
      <text:p text:style-name="P1"><text:s text:c="7"/>int i, j = 0;</text:p>
      <text:p text:style-name="P1"><text:s text:c="7"/>for (i = 0; (!j) &amp;&amp; (s[i] != '\0' || c[i] != '\0'); i++)</text:p>
      <text:p text:style-name="P1"><text:s text:c="10"/>{</text:p>
      <text:p text:style-name="P1"><text:s text:c="14"/>j = (int)s[i] - (int)c[i];</text:p>
      <text:p text:style-name="P1"><text:s text:c="10"/>}</text:p>
      <text:p text:style-name="P1"><text:s text:c="7"/>return j;</text:p>
      <text:p text:style-name="P1"><text:s text:c="3"/>}</text:p>
      <text:p text:style-name="P1"/>
      <text:p text:style-name="P1">int palin(char *s) {</text:p>
      <text:p text:style-name="P1"><text:s text:c="7"/>return equal(s, reverse(s));</text:p>
      <text:p text:style-name="P1"><text:s text:c="3"/>}</text:p>
      <text:p text:style-name="P1"/>
      <text:p text:style-name="P1">int findSubstring(char *s, char *substr)</text:p>
      <text:p text:style-name="P1"><text:s text:c="3"/>{</text:p>
      <text:p text:style-name="P1"><text:s text:c="8"/>/* write your code here */</text:p>
      <text:p text:style-name="P1"><text:s text:c="7"/>int i = 0, j = 0;</text:p>
      <text:p text:style-name="P1"><text:s text:c="7"/>while ((s[j] != '\0')||(substr[i] != '\0')) {</text:p>
      <text:p text:style-name="P1"><text:s text:c="11"/>if (substr[i] != s[j]) {</text:p>
      <text:p text:style-name="P1"><text:s text:c="17"/>j++;</text:p>
      <text:p text:style-name="P1"><text:s text:c="17"/>i = 0;</text:p>
      <text:p text:style-name="P1"><text:s text:c="14"/>}</text:p>
      <text:p text:style-name="P1"><text:s text:c="11"/>else {</text:p>
      <text:p text:style-name="P1"><text:s text:c="15"/>i++;</text:p>
      <text:p text:style-name="P1"><text:s text:c="15"/>j++;</text:p>
      <text:p text:style-name="P1"><text:s text:c="13"/>}</text:p>
      <text:p text:style-name="P1"><text:soft-page-break/><text:s text:c="10"/>}</text:p>
      <text:p text:style-name="P1"><text:s text:c="7"/>if (substr[i] == '\0')</text:p>
      <text:p text:style-name="P1"><text:s text:c="12"/>return 1;</text:p>
      <text:p text:style-name="P1"><text:s text:c="7"/>else</text:p>
      <text:p text:style-name="P1"><text:s text:c="12"/>return -1;</text:p>
      <text:p text:style-name="P1"><text:s text:c="4"/>}</text:p>
      <text:p text:style-name="P1"/>
      <text:p text:style-name="P1">int main() {</text:p>
      <text:p text:style-name="P1"><text:s text:c="7"/>int ch;</text:p>
      <text:p text:style-name="P1"><text:s text:c="7"/>char s[25], c[25],substr[25];</text:p>
      <text:p text:style-name="P1"><text:s text:c="2"/>do {</text:p>
      <text:p text:style-name="P1"><text:s text:c="4"/>printf("Enter: 1 to Accept, 2 to Display, 3 for Length, 4 to Copy string, ");</text:p>
      <text:p text:style-name="P1"><text:s text:c="4"/>printf("5 to Concatenate, 6 to Reverse, 7 to Check Equality, ");</text:p>
      <text:p text:style-name="P1"><text:s text:c="4"/>printf("8 to Check Palindrome, 9 for Substring, and 0 to Exit!\n");</text:p>
      <text:p text:style-name="P1"><text:s text:c="4"/>printf("Enter choice: ");</text:p>
      <text:p text:style-name="P1"><text:s text:c="4"/>scanf("%d", &amp;ch);</text:p>
      <text:p text:style-name="P1"><text:s text:c="4"/>switch (ch) {</text:p>
      <text:p text:style-name="P1"><text:s text:c="4"/>case 1:</text:p>
      <text:p text:style-name="P1"><text:s text:c="6"/>accept(s);</text:p>
      <text:p text:style-name="P1"><text:s text:c="6"/>break;</text:p>
      <text:p text:style-name="P1"><text:s text:c="4"/>case 2:</text:p>
      <text:p text:style-name="P1"><text:s text:c="6"/>display(s);</text:p>
      <text:p text:style-name="P1"><text:s text:c="6"/>break;</text:p>
      <text:p text:style-name="P1"><text:s text:c="4"/>case 3:</text:p>
      <text:p text:style-name="P1"><text:s text:c="6"/>printf("Length of string is %d!\n", length(s));</text:p>
      <text:p text:style-name="P1"><text:s text:c="6"/>break;</text:p>
      <text:p text:style-name="P1"><text:s text:c="4"/>case 4:</text:p>
      <text:p text:style-name="P1"><text:s text:c="6"/>printf("Copying string s (%s) into s1!\n", s);</text:p>
      <text:p text:style-name="P1"><text:s text:c="6"/>copy(s);</text:p>
      <text:p text:style-name="P1"><text:s text:c="6"/>break;</text:p>
      <text:p text:style-name="P1"><text:s text:c="4"/>case 5:</text:p>
      <text:p text:style-name="P1"><text:s text:c="6"/>printf("s1: %s\n", s);</text:p>
      <text:p text:style-name="P1"><text:s text:c="6"/>concat(s);</text:p>
      <text:p text:style-name="P1"><text:s text:c="6"/>break;</text:p>
      <text:p text:style-name="P1"><text:s text:c="4"/>case 6:</text:p>
      <text:p text:style-name="P1"><text:s text:c="6"/>printf("s1: %s\n", s);</text:p>
      <text:p text:style-name="P1"><text:s text:c="6"/>printf("Reverse: %s\n", reverse(s));</text:p>
      <text:p text:style-name="P1"><text:s text:c="6"/>break;</text:p>
      <text:p text:style-name="P1"><text:s text:c="4"/>case 7:</text:p>
      <text:p text:style-name="P1"><text:s text:c="6"/>printf("Enter another string!\nc: ");</text:p>
      <text:p text:style-name="P1"><text:s text:c="6"/>scanf("%s", c);</text:p>
      <text:p text:style-name="P1"><text:s text:c="6"/>int n = equal(s, c);</text:p>
      <text:p text:style-name="P1"><text:s text:c="6"/>if (!n)</text:p>
      <text:p text:style-name="P1"><text:s text:c="8"/>printf("s and c are equal!\n");</text:p>
      <text:p text:style-name="P1"><text:s text:c="6"/>else</text:p>
      <text:p text:style-name="P1"><text:s text:c="8"/>printf("s compared to c: %d!\n", n);</text:p>
      <text:p text:style-name="P1"><text:s text:c="6"/>break;</text:p>
      <text:p text:style-name="P1"><text:s text:c="4"/>case 8:</text:p>
      <text:p text:style-name="P1"><text:s text:c="6"/>printf("%s is ", s);</text:p>
      <text:p text:style-name="P1"><text:s text:c="6"/>int r = palin(s);</text:p>
      <text:p text:style-name="P1"><text:s text:c="6"/>if (!r) {</text:p>
      <text:p text:style-name="P1"><text:s text:c="4"/><text:tab/> <text:s/>printf("a");</text:p>
      <text:p text:style-name="P1"><text:soft-page-break/><text:s text:c="6"/>} else {</text:p>
      <text:p text:style-name="P1"><text:s text:c="4"/><text:tab/> <text:s/>printf("not a");</text:p>
      <text:p text:style-name="P1"><text:s text:c="6"/>}</text:p>
      <text:p text:style-name="P1"><text:s text:c="6"/>printf(" Palindrome!\n");</text:p>
      <text:p text:style-name="P1"><text:s text:c="6"/>break;</text:p>
      <text:p text:style-name="P1"><text:s text:c="4"/>case 9:</text:p>
      <text:p text:style-name="P1"><text:s text:c="4"/><text:tab/>printf("Enter the substring:\n");</text:p>
      <text:p text:style-name="P1"><text:s text:c="4"/><text:tab/>scanf("%s",substr);</text:p>
      <text:p text:style-name="P1"><text:s text:c="4"/><text:tab/>printf("findSubstring(): %d\n", findSubstring(s, substr));</text:p>
      <text:p text:style-name="P1"><text:s text:c="4"/>case 0:</text:p>
      <text:p text:style-name="P1"><text:s text:c="6"/>printf("Exiting!\n");</text:p>
      <text:p text:style-name="P1"><text:s text:c="6"/>exit(0);</text:p>
      <text:p text:style-name="P1"><text:s text:c="6"/>break;</text:p>
      <text:p text:style-name="P1"><text:s text:c="4"/>default:</text:p>
      <text:p text:style-name="P1"><text:s text:c="6"/>printf("Invalid input!\n");</text:p>
      <text:p text:style-name="P1"><text:s text:c="4"/>}</text:p>
      <text:p text:style-name="P1"><text:s text:c="2"/>} while (ch != 0);</text:p>
      <text:p text:style-name="P1"><text:s text:c="2"/>return 0;</text:p>
      <text:p text:style-name="P1">}</text:p>
      <text:p text:style-name="P1"/>
      <text:p text:style-name="P1"/>
      <text:p text:style-name="P1"/>
      <text:p text:style-name="P1"/>
      <text:p text:style-name="P1"><text:span text:style-name="T1">2)</text:span>Write a C program to create student database using array of structures. Apply searching(Linear and Binary Search) and sorting techniques(Bubble Sort, Insertion Sort, Selection Sort).</text:p>
      <text:p text:style-name="P1"/>
      <text:p text:style-name="P1"/>
      <text:p text:style-name="P1"/>
      <text:p text:style-name="P1">#include&lt;stdio.h&gt;</text:p>
      <text:p text:style-name="P1"/>
      <text:p text:style-name="P1">typedef struct Student</text:p>
      <text:p text:style-name="P1"><text:s text:c="3"/>{</text:p>
      <text:p text:style-name="P1"><text:s text:c="8"/>int RollNo;</text:p>
      <text:p text:style-name="P1"><text:s text:c="8"/>char Name[20];</text:p>
      <text:p text:style-name="P1"><text:s text:c="3"/>}Student;</text:p>
      <text:p text:style-name="P1"/>
      <text:p text:style-name="P1">void Create(Student S[],int n)</text:p>
      <text:p text:style-name="P1"><text:s text:c="3"/>{</text:p>
      <text:p text:style-name="P1"><text:s text:c="8"/>int i;</text:p>
      <text:p text:style-name="P1"><text:s text:c="8"/>for(i=0;i&lt;n;i++)</text:p>
      <text:p text:style-name="P1"><text:tab/> <text:s text:c="2"/>{</text:p>
      <text:p text:style-name="P1"><text:tab/> <text:s text:c="6"/>printf("\nEnter record for Student %d:- ",i+1);</text:p>
      <text:p text:style-name="P1"><text:tab/> <text:s text:c="6"/>printf("\nEnter Roll No: ");</text:p>
      <text:p text:style-name="P1"><text:tab/> <text:s text:c="6"/>scanf("%d",&amp;S[i].RollNo);</text:p>
      <text:p text:style-name="P1"><text:tab/> <text:s text:c="6"/>printf("Enter Name: ");</text:p>
      <text:p text:style-name="P1"><text:tab/> <text:s text:c="6"/>scanf("%s",S[i].Name);</text:p>
      <text:p text:style-name="P1"><text:tab/> <text:s text:c="2"/>}</text:p>
      <text:p text:style-name="P1"><text:s text:c="3"/>}</text:p>
      <text:p text:style-name="P1"/>
      <text:p text:style-name="P1">void Display(Student S[],int n)</text:p>
      <text:p text:style-name="P1"><text:s text:c="3"/>{</text:p>
      <text:p text:style-name="P1"><text:s text:c="8"/>int i;</text:p>
      <text:p text:style-name="P1"><text:soft-page-break/><text:s text:c="8"/>printf("\nRoll no");</text:p>
      <text:p text:style-name="P1"><text:s text:c="8"/>printf("\tName");</text:p>
      <text:p text:style-name="P1"><text:s text:c="8"/>for(i=0;i&lt;n;i++)</text:p>
      <text:p text:style-name="P1"><text:tab/> <text:s text:c="3"/>{</text:p>
      <text:p text:style-name="P1"><text:tab/> <text:s text:c="7"/>printf("\n%d",S[i].RollNo);</text:p>
      <text:p text:style-name="P1"><text:tab/> <text:s text:c="7"/>printf("\t%s",S[i].Name);</text:p>
      <text:p text:style-name="P1"><text:tab/> <text:s text:c="3"/>}</text:p>
      <text:p text:style-name="P1"><text:s text:c="4"/>}</text:p>
      <text:p text:style-name="P1"/>
      <text:p text:style-name="P1">int LinearSearch(Student S[], int key, int n)</text:p>
      <text:p text:style-name="P1"><text:s text:c="4"/>{</text:p>
      <text:p text:style-name="P1"><text:s text:c="9"/>int loc=-1,i;</text:p>
      <text:p text:style-name="P1"><text:s text:c="9"/>for(i=0; i&lt;n; i++)</text:p>
      <text:p text:style-name="P1"><text:tab/> <text:s text:c="4"/>{</text:p>
      <text:p text:style-name="P1"><text:tab/> <text:s text:c="8"/>if(key==S[i].RollNo)</text:p>
      <text:p text:style-name="P1"><text:tab/><text:tab/> <text:s text:c="4"/>{</text:p>
      <text:p text:style-name="P1"><text:tab/><text:tab/> <text:s text:c="9"/>loc=i;</text:p>
      <text:p text:style-name="P1"><text:tab/><text:tab/> <text:s text:c="9"/>break;</text:p>
      <text:p text:style-name="P1"><text:tab/><text:tab/> <text:s text:c="4"/>}</text:p>
      <text:p text:style-name="P1"><text:tab/> <text:s text:c="4"/>}</text:p>
      <text:p text:style-name="P1"><text:s text:c="9"/>return loc;</text:p>
      <text:p text:style-name="P1"><text:s text:c="5"/>}</text:p>
      <text:p text:style-name="P1"/>
      <text:p text:style-name="P1">int BinarySearch(Student S[], int key, int low,int high)</text:p>
      <text:p text:style-name="P1"><text:s text:c="5"/>{</text:p>
      <text:p text:style-name="P1"><text:s text:c="9"/>int mid;</text:p>
      <text:p text:style-name="P1"><text:s text:c="9"/>while(low&lt;=high)</text:p>
      <text:p text:style-name="P1"><text:tab/> <text:s text:c="4"/>{</text:p>
      <text:p text:style-name="P1"><text:tab/> <text:s text:c="9"/>mid=(low+high)/2;</text:p>
      <text:p text:style-name="P1"><text:tab/> <text:s text:c="9"/>if(key==S[mid].RollNo)</text:p>
      <text:p text:style-name="P1"><text:tab/><text:tab/> <text:s text:c="5"/>return mid;</text:p>
      <text:p text:style-name="P1"><text:tab/> <text:s text:c="9"/>else if(key&lt;S[mid].RollNo)</text:p>
      <text:p text:style-name="P1"><text:tab/><text:tab/> <text:s text:c="5"/>high=mid-1;</text:p>
      <text:p text:style-name="P1"><text:tab/> <text:s text:c="9"/>else</text:p>
      <text:p text:style-name="P1"><text:tab/><text:tab/> <text:s text:c="5"/>low=mid+1;</text:p>
      <text:p text:style-name="P1"><text:tab/> <text:s text:c="5"/>}</text:p>
      <text:p text:style-name="P1"><text:s text:c="9"/>return -1;</text:p>
      <text:p text:style-name="P1"><text:s text:c="5"/>}</text:p>
      <text:p text:style-name="P1"/>
      <text:p text:style-name="P1">void BubbleSort(Student S[],int n)</text:p>
      <text:p text:style-name="P1"><text:s text:c="5"/>{</text:p>
      <text:p text:style-name="P1"><text:s text:c="10"/>int i,j;</text:p>
      <text:p text:style-name="P1"><text:s text:c="10"/>Student temp;</text:p>
      <text:p text:style-name="P1"><text:s text:c="10"/>for(i=0;i&lt;n-1;i++)</text:p>
      <text:p text:style-name="P1"><text:tab/> <text:s text:c="5"/>{</text:p>
      <text:p text:style-name="P1"><text:tab/> <text:s text:c="10"/>for(j=0;j&lt;n-1-i;j++)</text:p>
      <text:p text:style-name="P1"><text:tab/><text:tab/> <text:s text:c="5"/>{</text:p>
      <text:p text:style-name="P1"><text:tab/><text:tab/> <text:s text:c="11"/>if(S[j+1].RollNo&lt;S[j].RollNo)</text:p>
      <text:p text:style-name="P1"><text:tab/><text:tab/><text:tab/> <text:s text:c="8"/>{</text:p>
      <text:p text:style-name="P1"><text:tab/><text:tab/><text:tab/> <text:s text:c="13"/>temp=S[j];</text:p>
      <text:p text:style-name="P1"><text:tab/><text:tab/><text:tab/> <text:s text:c="13"/>S[j]=S[j+1];</text:p>
      <text:p text:style-name="P1"><text:tab/><text:tab/><text:tab/> <text:s text:c="13"/>S[j+1]=temp;</text:p>
      <text:p text:style-name="P1"><text:soft-page-break/><text:tab/><text:tab/><text:tab/> <text:s text:c="8"/>}</text:p>
      <text:p text:style-name="P1"><text:tab/><text:tab/> <text:s text:c="6"/>}</text:p>
      <text:p text:style-name="P1"><text:tab/> <text:s text:c="10"/>printf("\nAfter Pass %d: ",i+1);</text:p>
      <text:p text:style-name="P1"><text:tab/> <text:s text:c="10"/>Display(S,n);</text:p>
      <text:p text:style-name="P1"><text:tab/> <text:s text:c="5"/>}</text:p>
      <text:p text:style-name="P1"><text:s text:c="7"/>}</text:p>
      <text:p text:style-name="P1"/>
      <text:p text:style-name="P1">void SelectionSort(Student S[],int n)</text:p>
      <text:p text:style-name="P1"><text:s text:c="6"/>{</text:p>
      <text:p text:style-name="P1"><text:s text:c="10"/>int i,j;</text:p>
      <text:p text:style-name="P1"><text:s text:c="10"/>int min;</text:p>
      <text:p text:style-name="P1"><text:s text:c="10"/>Student temp;</text:p>
      <text:p text:style-name="P1"><text:s text:c="10"/>for(i=0;i&lt;n-1;i++)</text:p>
      <text:p text:style-name="P1"><text:tab/> <text:s text:c="4"/>{</text:p>
      <text:p text:style-name="P1"><text:tab/> <text:s text:c="8"/>min=i;</text:p>
      <text:p text:style-name="P1"><text:tab/> <text:s text:c="8"/>for(j=i+1;j&lt;n;j++)</text:p>
      <text:p text:style-name="P1"><text:tab/><text:tab/> <text:s text:c="4"/>{</text:p>
      <text:p text:style-name="P1"><text:tab/><text:tab/> <text:s text:c="9"/>if(S[min].RollNo&gt;S[j].RollNo)</text:p>
      <text:p text:style-name="P1"><text:tab/><text:tab/><text:tab/> <text:s text:c="5"/>{</text:p>
      <text:p text:style-name="P1"><text:tab/><text:tab/><text:tab/> <text:s text:c="10"/>min=j;</text:p>
      <text:p text:style-name="P1"><text:tab/><text:tab/><text:tab/> <text:s text:c="5"/>}</text:p>
      <text:p text:style-name="P1"><text:tab/><text:tab/> <text:s text:c="4"/>}</text:p>
      <text:p text:style-name="P1"><text:tab/> <text:s text:c="8"/>temp=S[i];</text:p>
      <text:p text:style-name="P1"><text:tab/> <text:s text:c="8"/>S[i]=S[min];</text:p>
      <text:p text:style-name="P1"><text:tab/> <text:s text:c="8"/>S[min]=temp;<text:tab/></text:p>
      <text:p text:style-name="P1"><text:tab/> <text:s text:c="8"/>printf("\nAfter Pass %d: ",i+1);</text:p>
      <text:p text:style-name="P1"><text:tab/> <text:s text:c="8"/>Display(S,n);</text:p>
      <text:p text:style-name="P1"><text:tab/> <text:s text:c="5"/>}</text:p>
      <text:p text:style-name="P1"><text:s text:c="7"/>}</text:p>
      <text:p text:style-name="P1"/>
      <text:p text:style-name="P1">void InsertionSort(Student S[],int n)</text:p>
      <text:p text:style-name="P1"><text:s text:c="6"/>{</text:p>
      <text:p text:style-name="P1"><text:s text:c="11"/>int i,j;</text:p>
      <text:p text:style-name="P1"><text:s text:c="11"/>Student temp;</text:p>
      <text:p text:style-name="P1"><text:s text:c="11"/>for(i=1;i&lt;n;i++)</text:p>
      <text:p text:style-name="P1"><text:tab/> <text:s text:c="5"/>{</text:p>
      <text:p text:style-name="P1"><text:tab/> <text:s text:c="10"/>temp=S[i];</text:p>
      <text:p text:style-name="P1"><text:tab/> <text:s text:c="10"/>for(j=i-1;(j&gt;=0)&amp;&amp;(temp.RollNo&lt;S[j].RollNo);j--)</text:p>
      <text:p text:style-name="P1"><text:tab/><text:tab/> <text:s text:c="6"/>{</text:p>
      <text:p text:style-name="P1"><text:tab/><text:tab/> <text:s text:c="10"/>S[j+1]=S[j];</text:p>
      <text:p text:style-name="P1"><text:tab/><text:tab/> <text:s text:c="6"/>}</text:p>
      <text:p text:style-name="P1"><text:tab/> <text:s text:c="8"/>S[j+1]=temp;<text:tab/></text:p>
      <text:p text:style-name="P1"><text:tab/> <text:s text:c="8"/>printf("\nAfter Pass %d: ",i+1);</text:p>
      <text:p text:style-name="P1"><text:tab/> <text:s text:c="8"/>Display(S,n);</text:p>
      <text:p text:style-name="P1"><text:tab/> <text:s text:c="5"/>}</text:p>
      <text:p text:style-name="P1"><text:s text:c="7"/>}</text:p>
      <text:p text:style-name="P1"/>
      <text:p text:style-name="P1">int main()</text:p>
      <text:p text:style-name="P1"><text:s text:c="4"/>{</text:p>
      <text:p text:style-name="P1"><text:s text:c="8"/>Student S[10];</text:p>
      <text:p text:style-name="P1"><text:s text:c="8"/>int n,key,x,c,sc;</text:p>
      <text:p text:style-name="P1"><text:s text:c="8"/>char ch;</text:p>
      <text:p text:style-name="P1"><text:soft-page-break/><text:s text:c="8"/>printf("--------Welcome!--------");</text:p>
      <text:p text:style-name="P1"><text:s text:c="8"/>printf("\nEnter the number of Records: ");</text:p>
      <text:p text:style-name="P1"><text:s text:c="8"/>scanf("%d",&amp;n);</text:p>
      <text:p text:style-name="P1"><text:s text:c="8"/>do{</text:p>
      <text:p text:style-name="P1"><text:s text:c="15"/>printf("\nChoose an option: \n1.Create Record \n2.Display Record \n3.Search \n4.Sort");</text:p>
      <text:p text:style-name="P1"><text:s text:c="15"/>printf("\nEnter Your Choice:");</text:p>
      <text:p text:style-name="P1"><text:s text:c="15"/>scanf("%d",&amp;c);</text:p>
      <text:p text:style-name="P1"><text:s text:c="15"/>switch(c)</text:p>
      <text:p text:style-name="P1"><text:s text:c="19"/>{</text:p>
      <text:p text:style-name="P1"><text:s text:c="25"/>case 1: Create(S,n);</text:p>
      <text:p text:style-name="P1"><text:tab/><text:tab/> <text:s text:c="16"/>break;</text:p>
      <text:p text:style-name="P1"><text:s text:c="25"/>case 2: Display(S,n);</text:p>
      <text:p text:style-name="P1"><text:tab/><text:tab/> <text:s text:c="16"/>break;</text:p>
      <text:p text:style-name="P1"><text:s text:c="25"/>case 3: printf("\nEnter the Roll No. to be Searched: ");</text:p>
      <text:p text:style-name="P1"><text:tab/><text:tab/> <text:s text:c="30"/>scanf("%d",&amp;key);</text:p>
      <text:p text:style-name="P1"><text:s text:c="47"/>printf ("How would you like to search?\n");</text:p>
      <text:p text:style-name="P1"><text:tab/><text:tab/> <text:s text:c="30"/>printf("\n1.Linear Search \n2.Binary Search \nEnter Your Choice:");</text:p>
      <text:p text:style-name="P1"><text:tab/><text:tab/> <text:s text:c="30"/>scanf("%d",&amp;sc);</text:p>
      <text:p text:style-name="P1"><text:tab/><text:tab/> <text:s text:c="9"/>switch(sc)</text:p>
      <text:p text:style-name="P1"><text:tab/><text:tab/> <text:s text:c="13"/>{</text:p>
      <text:p text:style-name="P1"><text:tab/><text:tab/> <text:s text:c="19"/>case 1: x=LinearSearch(S,key,n);</text:p>
      <text:p text:style-name="P1"><text:tab/><text:tab/><text:tab/><text:tab/> <text:s text:c="4"/>if(x==-1)</text:p>
      <text:p text:style-name="P1"><text:tab/><text:tab/><text:tab/><text:tab/><text:tab/> <text:s text:c="5"/>printf("\nNo. is not present");</text:p>
      <text:p text:style-name="P1"><text:tab/><text:tab/><text:tab/><text:tab/> <text:s text:c="4"/>else</text:p>
      <text:p text:style-name="P1"><text:tab/><text:tab/><text:tab/><text:tab/><text:tab/> {</text:p>
      <text:p text:style-name="P1"><text:tab/><text:tab/><text:tab/><text:tab/><text:tab/> <text:s text:c="5"/>printf("\nNo. is present at location %d.",x);</text:p>
      <text:p text:style-name="P1"><text:tab/><text:tab/><text:tab/><text:tab/><text:tab/> <text:s text:c="5"/>printf("\nRoll No: %d",S[x].RollNo);</text:p>
      <text:p text:style-name="P1"><text:tab/><text:tab/><text:tab/><text:tab/><text:tab/> <text:s text:c="5"/>printf("\nName: %s",S[x].Name);</text:p>
      <text:p text:style-name="P1"><text:tab/><text:tab/><text:tab/><text:tab/><text:tab/> }</text:p>
      <text:p text:style-name="P1"><text:tab/><text:tab/><text:tab/><text:tab/> <text:s text:c="11"/>break;</text:p>
      <text:p text:style-name="P1"><text:tab/><text:tab/> <text:s text:c="19"/>case 2: x=BinarySearch(S,key,0,n-1);</text:p>
      <text:p text:style-name="P1"><text:tab/><text:tab/><text:tab/> <text:s text:c="12"/>if(x==-1)</text:p>
      <text:p text:style-name="P1"><text:tab/><text:tab/><text:tab/><text:tab/> <text:s text:c="14"/>printf("\nNo. is not present");</text:p>
      <text:p text:style-name="P1"><text:tab/><text:tab/><text:tab/><text:tab/> <text:s text:c="4"/>else</text:p>
      <text:p text:style-name="P1"><text:tab/><text:tab/><text:tab/><text:tab/><text:tab/> {</text:p>
      <text:p text:style-name="P1"><text:tab/><text:tab/><text:tab/><text:tab/><text:tab/> <text:s text:c="6"/>printf("\nNo. is present at location %d.",x);</text:p>
      <text:p text:style-name="P1"><text:tab/><text:tab/><text:tab/><text:tab/><text:tab/> <text:s text:c="6"/>printf("\nRoll No: %d",S[x].RollNo);</text:p>
      <text:p text:style-name="P1"><text:tab/><text:tab/><text:tab/><text:tab/><text:tab/> <text:s text:c="6"/>printf("\nName: %s",S[x].Name);</text:p>
      <text:p text:style-name="P1"><text:tab/><text:tab/><text:tab/><text:tab/><text:tab/> }</text:p>
      <text:p text:style-name="P1"><text:tab/><text:tab/><text:tab/><text:tab/> <text:s text:c="12"/>break;</text:p>
      <text:p text:style-name="P1"><text:tab/><text:tab/> <text:s text:c="19"/>default:printf("\nWrong Choice Entered");</text:p>
      <text:p text:style-name="P1"><text:tab/><text:tab/> <text:s text:c="13"/>}</text:p>
      <text:p text:style-name="P1"><text:tab/><text:tab/> <text:s text:c="17"/>break;</text:p>
      <text:p text:style-name="P1"><text:s text:c="25"/>case 4: printf("\nChoose: \n1.Bubble Sort \n2.Selection Sort \n3.Insertion Sort \nEnter Your Choice:");</text:p>
      <text:p text:style-name="P1"><text:tab/><text:tab/> <text:s text:c="31"/>scanf("%d",&amp;sc);</text:p>
      <text:p text:style-name="P1"><text:tab/><text:tab/> <text:s text:c="10"/>switch(sc)</text:p>
      <text:p text:style-name="P1"><text:tab/><text:tab/> <text:s text:c="13"/>{</text:p>
      <text:p text:style-name="P1"><text:tab/><text:tab/> <text:s text:c="18"/>case 1: BubbleSort(S,n);</text:p>
      <text:p text:style-name="P1"><text:tab/><text:tab/><text:tab/> <text:s text:c="18"/>printf("\nAfter Bubble Sort:-");</text:p>
      <text:p text:style-name="P1"><text:tab/><text:tab/><text:tab/> <text:s text:c="18"/>Display(S,n);</text:p>
      <text:p text:style-name="P1"><text:soft-page-break/><text:tab/><text:tab/><text:tab/> <text:s text:c="18"/>break;</text:p>
      <text:p text:style-name="P1"><text:tab/><text:tab/> <text:s text:c="18"/>case 2: SelectionSort(S,n);</text:p>
      <text:p text:style-name="P1"><text:tab/><text:tab/><text:tab/> <text:s text:c="18"/>printf("\nAfter Selection Sort:-");</text:p>
      <text:p text:style-name="P1"><text:tab/><text:tab/><text:tab/> <text:s text:c="18"/>Display(S,n);</text:p>
      <text:p text:style-name="P1"><text:tab/><text:tab/><text:tab/> <text:s text:c="18"/>break;</text:p>
      <text:p text:style-name="P1"><text:tab/><text:tab/> <text:s text:c="18"/>case 3: InsertionSort(S,n);</text:p>
      <text:p text:style-name="P1"><text:tab/><text:tab/><text:tab/> <text:s text:c="18"/>printf("\nAfter Insertion Sort:-");</text:p>
      <text:p text:style-name="P1"><text:tab/><text:tab/><text:tab/> <text:s text:c="18"/>Display(S,n);</text:p>
      <text:p text:style-name="P1"><text:tab/><text:tab/><text:tab/> <text:s text:c="18"/>break;</text:p>
      <text:p text:style-name="P1"><text:tab/><text:tab/> <text:s text:c="18"/>default:printf("\nWrong Choice Entered");</text:p>
      <text:p text:style-name="P1"><text:tab/><text:tab/> <text:s text:c="13"/>}</text:p>
      <text:p text:style-name="P1"><text:tab/><text:tab/> <text:s text:c="17"/>break;</text:p>
      <text:p text:style-name="P1"/>
      <text:p text:style-name="P1"><text:s text:c="26"/>default:printf("\nWrong Choice Entered");</text:p>
      <text:p text:style-name="P1"><text:s text:c="15"/>}</text:p>
      <text:p text:style-name="P1"><text:s text:c="20"/>printf("\nDo you want to continue?Y/N: ");</text:p>
      <text:p text:style-name="P1"><text:s text:c="20"/>scanf(" %c",&amp;ch);</text:p>
      <text:p text:style-name="P1"><text:s text:c="11"/>}while(ch=='y'||ch=='Y');</text:p>
      <text:p text:style-name="P1"><text:s text:c="8"/>return 0;</text:p>
      <text:p text:style-name="P1"><text:s text:c="4"/>}</text:p>
      <text:p text:style-name="P1"/>
      <text:p text:style-name="P1"/>
      <text:p text:style-name="P1"/>
      <text:p text:style-name="P1"/>
      <text:p text:style-name="P1"/>
      <text:p text:style-name="P1"/>
      <text:p text:style-name="P1"><text:span text:style-name="T1">3)</text:span>Write a C program for sparse matrix realization and operations on it- Transpose, Fast Transpose</text:p>
      <text:p text:style-name="P1"/>
      <text:p text:style-name="P1"/>
      <text:p text:style-name="P1"/>
      <text:p text:style-name="P1"/>
      <text:p text:style-name="P1">#include&lt;stdio.h&gt;</text:p>
      <text:p text:style-name="P1"/>
      <text:p text:style-name="P1">typedef struct Sparse</text:p>
      <text:p text:style-name="P1">{</text:p>
      <text:p text:style-name="P1">int row,col,value;</text:p>
      <text:p text:style-name="P1">}Sparse;</text:p>
      <text:p text:style-name="P1"/>
      <text:p text:style-name="P1">void Create(int A[6][6],int r, int c)</text:p>
      <text:p text:style-name="P1">{</text:p>
      <text:p text:style-name="P1">int i,j;</text:p>
      <text:p text:style-name="P1">printf("\nCreate a %d x %d matrix:\n",r,c);</text:p>
      <text:p text:style-name="P1">for(i=0; i&lt;r; i++)</text:p>
      <text:p text:style-name="P1"><text:tab/>{</text:p>
      <text:p text:style-name="P1"><text:tab/>printf("Enter elements for row %d: ",i+1);</text:p>
      <text:p text:style-name="P1"><text:tab/>for(j=0; j&lt;c; j++)</text:p>
      <text:p text:style-name="P1"><text:tab/><text:tab/>scanf("%d",&amp;A[i][j]);</text:p>
      <text:p text:style-name="P1"><text:tab/>}</text:p>
      <text:p text:style-name="P1">}</text:p>
      <text:p text:style-name="P1"/>
      <text:p text:style-name="P1">void Display(int A[6][6],int r, int c)</text:p>
      <text:p text:style-name="P1">{</text:p>
      <text:p text:style-name="P1"><text:soft-page-break/>int i,j;</text:p>
      <text:p text:style-name="P1">printf("\nThe %d x %d is: \n",r,c);</text:p>
      <text:p text:style-name="P1">for(i=0; i&lt;r; i++)</text:p>
      <text:p text:style-name="P1"><text:tab/>{</text:p>
      <text:p text:style-name="P1"><text:tab/>for(j=0; j&lt;c; j++)</text:p>
      <text:p text:style-name="P1"><text:tab/><text:tab/>printf("%d ",A[i][j]);</text:p>
      <text:p text:style-name="P1"><text:tab/>printf("\n");</text:p>
      <text:p text:style-name="P1"><text:tab/>}</text:p>
      <text:p text:style-name="P1">}</text:p>
      <text:p text:style-name="P1"/>
      <text:p text:style-name="P1">void MakeSparse(Sparse S[],int A[6][6],int r,int c)</text:p>
      <text:p text:style-name="P1">{</text:p>
      <text:p text:style-name="P1">int i,j,cnt=0;</text:p>
      <text:p text:style-name="P1">S[0].row=r;</text:p>
      <text:p text:style-name="P1">S[0].col=c;</text:p>
      <text:p text:style-name="P1">S[0].value=0;</text:p>
      <text:p text:style-name="P1">for(i=0; i&lt;r; i++)</text:p>
      <text:p text:style-name="P1"><text:tab/>{</text:p>
      <text:p text:style-name="P1"><text:tab/>for(j=0; j&lt;c; j++)</text:p>
      <text:p text:style-name="P1"><text:tab/><text:tab/>{</text:p>
      <text:p text:style-name="P1"><text:tab/><text:tab/>if(A[i][j]!=0)</text:p>
      <text:p text:style-name="P1"><text:tab/><text:tab/><text:tab/>{</text:p>
      <text:p text:style-name="P1"><text:tab/><text:tab/><text:tab/>cnt++;</text:p>
      <text:p text:style-name="P1"><text:tab/><text:tab/><text:tab/>S[cnt].row=i;</text:p>
      <text:p text:style-name="P1"><text:tab/><text:tab/><text:tab/>S[cnt].col=j;</text:p>
      <text:p text:style-name="P1"><text:tab/><text:tab/><text:tab/>S[cnt].value=A[i][j];</text:p>
      <text:p text:style-name="P1"><text:tab/><text:tab/><text:tab/>S[0].value++;</text:p>
      <text:p text:style-name="P1"><text:tab/><text:tab/><text:tab/>}</text:p>
      <text:p text:style-name="P1"><text:tab/><text:tab/>}</text:p>
      <text:p text:style-name="P1"><text:tab/>}</text:p>
      <text:p text:style-name="P1">}</text:p>
      <text:p text:style-name="P1"/>
      <text:p text:style-name="P1">void DisplaySparse(Sparse S[])</text:p>
      <text:p text:style-name="P1">{</text:p>
      <text:p text:style-name="P1">int i;</text:p>
      <text:p text:style-name="P1">printf("\n\t Row \t Column <text:s/>Value");</text:p>
      <text:p text:style-name="P1">for(i=0;i&lt;=S[0].value;i++)</text:p>
      <text:p text:style-name="P1"><text:tab/>{</text:p>
      <text:p text:style-name="P1"><text:tab/>printf("\nS[%d]\t %d \t %d \t %d",i,S[i].row,S[i].col,S[i].value);</text:p>
      <text:p text:style-name="P1"><text:tab/>}</text:p>
      <text:p text:style-name="P1">}</text:p>
      <text:p text:style-name="P1"/>
      <text:p text:style-name="P1">void SimpleTranspose(Sparse A[],Sparse B[])</text:p>
      <text:p text:style-name="P1">{//A is original &amp; B is Transpose</text:p>
      <text:p text:style-name="P1">int n,i,j,CurrentB;</text:p>
      <text:p text:style-name="P1">n=A[0].value;</text:p>
      <text:p text:style-name="P1">B[0].col=A[0].row;</text:p>
      <text:p text:style-name="P1">B[0].row=A[0].col;</text:p>
      <text:p text:style-name="P1">B[0].value=n;</text:p>
      <text:p text:style-name="P1"/>
      <text:p text:style-name="P1">if(n&gt;0)</text:p>
      <text:p text:style-name="P1">{</text:p>
      <text:p text:style-name="P1"><text:soft-page-break/>CurrentB=1;</text:p>
      <text:p text:style-name="P1">for(i=0;i&lt;A[0].col;i++)</text:p>
      <text:p text:style-name="P1"><text:tab/>{</text:p>
      <text:p text:style-name="P1"><text:tab/>for(j=1;j&lt;=n;j++)</text:p>
      <text:p text:style-name="P1"><text:tab/><text:tab/>{</text:p>
      <text:p text:style-name="P1"><text:tab/><text:tab/>if(A[j].col==i)<text:tab/><text:tab/>//Element is in current column</text:p>
      <text:p text:style-name="P1"><text:tab/><text:tab/><text:tab/>{</text:p>
      <text:p text:style-name="P1"><text:tab/><text:tab/><text:tab/>B[CurrentB].row=A[j].col;</text:p>
      <text:p text:style-name="P1"><text:tab/><text:tab/><text:tab/>B[CurrentB].col=A[j].row;</text:p>
      <text:p text:style-name="P1"><text:tab/><text:tab/><text:tab/>B[CurrentB].value=A[j].value;</text:p>
      <text:p text:style-name="P1"><text:tab/><text:tab/><text:tab/>CurrentB++;</text:p>
      <text:p text:style-name="P1"><text:tab/><text:tab/><text:tab/>}</text:p>
      <text:p text:style-name="P1"><text:tab/><text:tab/>//CurrentB++;</text:p>
      <text:p text:style-name="P1"><text:tab/><text:tab/>}</text:p>
      <text:p text:style-name="P1"><text:tab/>//CurrentB++;</text:p>
      <text:p text:style-name="P1"><text:tab/>}</text:p>
      <text:p text:style-name="P1">}</text:p>
      <text:p text:style-name="P1">printf("\nAfter Transpose:-");</text:p>
      <text:p text:style-name="P1">DisplaySparse(B);</text:p>
      <text:p text:style-name="P1">}</text:p>
      <text:p text:style-name="P1"/>
      <text:p text:style-name="P1">void BubbleSort(Sparse S[],int n)<text:tab/><text:tab/><text:tab/>//Function to perform Bubble Sort</text:p>
      <text:p text:style-name="P1">{</text:p>
      <text:p text:style-name="P1">int i,j;</text:p>
      <text:p text:style-name="P1">Sparse temp;</text:p>
      <text:p text:style-name="P1">for(i=1;i&lt;n;i++)</text:p>
      <text:p text:style-name="P1"><text:tab/>{</text:p>
      <text:p text:style-name="P1"><text:tab/>for(j=1;j&lt;n-i;j++)</text:p>
      <text:p text:style-name="P1"><text:tab/><text:tab/>{</text:p>
      <text:p text:style-name="P1"><text:tab/><text:tab/>if(S[j+1].row&lt;S[j].row)</text:p>
      <text:p text:style-name="P1"><text:tab/><text:tab/><text:tab/>{</text:p>
      <text:p text:style-name="P1"><text:tab/><text:tab/><text:tab/>temp=S[j];</text:p>
      <text:p text:style-name="P1"><text:tab/><text:tab/><text:tab/>S[j]=S[j+1];</text:p>
      <text:p text:style-name="P1"><text:tab/><text:tab/><text:tab/>S[j+1]=temp;</text:p>
      <text:p text:style-name="P1"><text:tab/><text:tab/><text:tab/>}</text:p>
      <text:p text:style-name="P1"><text:tab/><text:tab/>}</text:p>
      <text:p text:style-name="P1"><text:tab/>}</text:p>
      <text:p text:style-name="P1">}</text:p>
      <text:p text:style-name="P1"/>
      <text:p text:style-name="P1">void AlternativeTranspose(Sparse A[],Sparse B[])</text:p>
      <text:p text:style-name="P1">{//A is original &amp; B is Transpose</text:p>
      <text:p text:style-name="P1">int i, n=A[0].value;</text:p>
      <text:p text:style-name="P1">if(n&gt;0)</text:p>
      <text:p text:style-name="P1">{</text:p>
      <text:p text:style-name="P1">for(i=0;i&lt;=n;i++)</text:p>
      <text:p text:style-name="P1"><text:tab/>{</text:p>
      <text:p text:style-name="P1"><text:tab/>B[i].col=A[i].row;</text:p>
      <text:p text:style-name="P1"><text:tab/>B[i].row=A[i].col;</text:p>
      <text:p text:style-name="P1"><text:tab/>B[i].value=A[i].value;</text:p>
      <text:p text:style-name="P1"><text:tab/>}</text:p>
      <text:p text:style-name="P1">}</text:p>
      <text:p text:style-name="P1">printf("\nAfter Transpose:-");</text:p>
      <text:p text:style-name="P1"><text:soft-page-break/>DisplaySparse(B);</text:p>
      <text:p text:style-name="P1">n++;</text:p>
      <text:p text:style-name="P1">BubbleSort(B,n);</text:p>
      <text:p text:style-name="P1">printf("\nAfter Sorting the Transpose:-");</text:p>
      <text:p text:style-name="P1">DisplaySparse(B);</text:p>
      <text:p text:style-name="P1">}</text:p>
      <text:p text:style-name="P1"/>
      <text:p text:style-name="P1">void FastTranspose(Sparse A[],Sparse B[])</text:p>
      <text:p text:style-name="P1">{//A is original &amp; B is Transpose</text:p>
      <text:p text:style-name="P1">int n=A[0].col, m=A[0].value;</text:p>
      <text:p text:style-name="P1">int i, j, Rowterm[n], StartPos[n];</text:p>
      <text:p text:style-name="P1">B[0].col=A[0].row;</text:p>
      <text:p text:style-name="P1">B[0].row=A[0].col;</text:p>
      <text:p text:style-name="P1">B[0].value=A[0].value;</text:p>
      <text:p text:style-name="P1">StartPos[0]=1;</text:p>
      <text:p text:style-name="P1">if(m&gt;0)</text:p>
      <text:p text:style-name="P1">{</text:p>
      <text:p text:style-name="P1">for(i=0;i&lt;A[0].col;i++)</text:p>
      <text:p text:style-name="P1"><text:tab/>Rowterm[i]=0;</text:p>
      <text:p text:style-name="P1">for(i=1;i&lt;=A[0].value;i++)</text:p>
      <text:p text:style-name="P1"><text:tab/>Rowterm[A[i].col]++;</text:p>
      <text:p text:style-name="P1">for(i=1;i&lt;A[0].col;i++)</text:p>
      <text:p text:style-name="P1"><text:tab/>StartPos[i]=StartPos[i-1]+Rowterm[i-1];</text:p>
      <text:p text:style-name="P1">for(i=1;i&lt;=A[0].value;i++)</text:p>
      <text:p text:style-name="P1"><text:tab/>{</text:p>
      <text:p text:style-name="P1"><text:tab/>j=StartPos[A[i].col];</text:p>
      <text:p text:style-name="P1"><text:tab/>StartPos[A[i].col]++;</text:p>
      <text:p text:style-name="P1"><text:tab/>B[j].col=A[i].row;</text:p>
      <text:p text:style-name="P1"><text:tab/>B[j].row=A[i].col;</text:p>
      <text:p text:style-name="P1"><text:tab/>B[j].value=A[i].value;</text:p>
      <text:p text:style-name="P1"><text:tab/>}</text:p>
      <text:p text:style-name="P1">}</text:p>
      <text:p text:style-name="P1">printf("\nAfter Transpose:-");</text:p>
      <text:p text:style-name="P1">DisplaySparse(B);</text:p>
      <text:p text:style-name="P1">}</text:p>
      <text:p text:style-name="P1"/>
      <text:p text:style-name="P1">int main()</text:p>
      <text:p text:style-name="P1">{</text:p>
      <text:p text:style-name="P1">char ch;</text:p>
      <text:p text:style-name="P1">Sparse S[9], ST[9];</text:p>
      <text:p text:style-name="P1">int r,c,arr[6][6],n;</text:p>
      <text:p text:style-name="P1">printf("\nEnter number of rows: ");</text:p>
      <text:p text:style-name="P1">scanf("%d",&amp;r);</text:p>
      <text:p text:style-name="P1">printf("\nEnter number of columns: ");</text:p>
      <text:p text:style-name="P1">scanf("%d",&amp;c);</text:p>
      <text:p text:style-name="P1">do{</text:p>
      <text:p text:style-name="P1">printf("\nChoose an option: \n1.Enter Matrix. \n2.Display Matrix and Compact Form \n3.Simple Transpose \n4.Alternative Transpose \n5.Fast Transpose");</text:p>
      <text:p text:style-name="P1">printf("\nEnter Your Choice: ");</text:p>
      <text:p text:style-name="P1">scanf("%d",&amp;n);</text:p>
      <text:p text:style-name="P1">switch(n)</text:p>
      <text:p text:style-name="P1">{</text:p>
      <text:p text:style-name="P1"><text:soft-page-break/>case 1: Create(arr,r,c);</text:p>
      <text:p text:style-name="P1"><text:tab/><text:tab/>break;</text:p>
      <text:p text:style-name="P1">case 2: Display(arr,r,c);</text:p>
      <text:p text:style-name="P1"><text:tab/><text:tab/>MakeSparse(S,arr,r,c);</text:p>
      <text:p text:style-name="P1"><text:tab/><text:tab/>printf("\nCompact Form-");</text:p>
      <text:p text:style-name="P1"><text:tab/><text:tab/>DisplaySparse(S);</text:p>
      <text:p text:style-name="P1"><text:tab/><text:tab/>break;</text:p>
      <text:p text:style-name="P1">case 3: SimpleTranspose(S,ST);</text:p>
      <text:p text:style-name="P1"><text:tab/><text:tab/>break;</text:p>
      <text:p text:style-name="P1">case 4: AlternativeTranspose(S,ST);</text:p>
      <text:p text:style-name="P1"><text:tab/><text:tab/>break;</text:p>
      <text:p text:style-name="P1">case 5: FastTranspose(S,ST);</text:p>
      <text:p text:style-name="P1"><text:tab/><text:tab/>break;</text:p>
      <text:p text:style-name="P1">default:printf("\nWrong Choice Entered.");</text:p>
      <text:p text:style-name="P1">}</text:p>
      <text:p text:style-name="P1">printf("\nDo you want to continue? ");</text:p>
      <text:p text:style-name="P1">scanf(" %c",&amp;ch);</text:p>
      <text:p text:style-name="P1">}while(ch=='Y'||ch=='y');</text:p>
      <text:p text:style-name="P1">return 0;</text:p>
      <text:p text:style-name="P1">}</text:p>
      <text:p text:style-name="P1"/>
      <text:p text:style-name="P1"/>
      <text:p text:style-name="P1"/>
      <text:p text:style-name="P1"/>
      <text:p text:style-name="P1"/>
      <text:p text:style-name="P1"/>
      <text:p text:style-name="P1"><text:span text:style-name="T1">4)</text:span>Implement stack as an ADT and apply it for different expression conversions (infix to postfix or infix to prefix(Any one), prefix to postfix or prefix to infix, postfix to infix or postfix to prefix(Any one)).</text:p>
      <text:p text:style-name="P1"/>
      <text:p text:style-name="P1">#include&lt;stdio.h&gt;</text:p>
      <text:p text:style-name="P1">#include&lt;string.h&gt;</text:p>
      <text:p text:style-name="P1">int top=-1;</text:p>
      <text:p text:style-name="P1">void posttoin(char stack[20][20],char exp[20],int top)</text:p>
      <text:p text:style-name="P1">{</text:p>
      <text:p text:style-name="P1"><text:tab/>int i,len;</text:p>
      <text:p text:style-name="P1"><text:tab/>char op1[20],op2[20],str[20],s1[20],test[20];</text:p>
      <text:p text:style-name="P1"><text:tab/>for(i=0;exp[i]!='\0';i++)</text:p>
      <text:p text:style-name="P1"><text:tab/>{</text:p>
      <text:p text:style-name="P1"><text:tab/><text:tab/>if(exp[i]=='+' || exp[i]=='-' || exp[i]=='*' || exp[i]=='/')</text:p>
      <text:p text:style-name="P1"><text:tab/><text:tab/>{</text:p>
      <text:p text:style-name="P1"><text:tab/><text:tab/><text:tab/>strcpy(op2,stack[top]);</text:p>
      <text:p text:style-name="P1"><text:tab/><text:tab/><text:tab/>top--;</text:p>
      <text:p text:style-name="P1"><text:tab/><text:tab/><text:tab/>strcpy(op1,stack[top]);</text:p>
      <text:p text:style-name="P1"><text:tab/><text:tab/><text:tab/>top--;</text:p>
      <text:p text:style-name="P1"><text:tab/><text:tab/><text:tab/>strcpy(str,"");</text:p>
      <text:p text:style-name="P1"><text:tab/><text:tab/><text:tab/>str[0]='(';</text:p>
      <text:p text:style-name="P1"><text:tab/><text:tab/><text:tab/>str[1]='\0';</text:p>
      <text:p text:style-name="P1"><text:tab/><text:tab/><text:tab/>strcat(str,op1);</text:p>
      <text:p text:style-name="P1"><text:tab/><text:tab/><text:tab/>len=strlen(str);</text:p>
      <text:p text:style-name="P1"><text:tab/><text:tab/><text:tab/>str[len]=exp[i];</text:p>
      <text:p text:style-name="P1"><text:tab/><text:tab/><text:tab/>str[len+1]='\0';</text:p>
      <text:p text:style-name="P1"><text:soft-page-break/><text:tab/><text:tab/><text:tab/>strcat(str,op2);</text:p>
      <text:p text:style-name="P1"><text:tab/><text:tab/><text:tab/>len=strlen(str);</text:p>
      <text:p text:style-name="P1"><text:tab/><text:tab/><text:tab/>str[len]=')';</text:p>
      <text:p text:style-name="P1"><text:tab/><text:tab/><text:tab/>str[len+1]='\0';</text:p>
      <text:p text:style-name="P1"><text:tab/><text:tab/><text:tab/>top++;</text:p>
      <text:p text:style-name="P1"><text:tab/><text:tab/><text:tab/>strcpy(stack[top],str);</text:p>
      <text:p text:style-name="P1"><text:tab/><text:tab/>}</text:p>
      <text:p text:style-name="P1"><text:tab/><text:tab/>else</text:p>
      <text:p text:style-name="P1"><text:tab/><text:tab/>{</text:p>
      <text:p text:style-name="P1"><text:tab/><text:tab/><text:tab/>strcpy(s1,"");</text:p>
      <text:p text:style-name="P1"><text:tab/><text:tab/><text:tab/>top++;</text:p>
      <text:p text:style-name="P1"><text:tab/><text:tab/><text:tab/>s1[0]=exp[i];</text:p>
      <text:p text:style-name="P1"><text:tab/><text:tab/><text:tab/>s1[1]='\0';</text:p>
      <text:p text:style-name="P1"><text:tab/><text:tab/><text:tab/>strcpy(stack[top],s1);<text:tab/></text:p>
      <text:p text:style-name="P1"><text:tab/><text:tab/>}</text:p>
      <text:p text:style-name="P1"><text:tab/>}</text:p>
      <text:p text:style-name="P1"><text:tab/>strcpy(test,stack[top]);</text:p>
      <text:p text:style-name="P1"><text:tab/>top--;</text:p>
      <text:p text:style-name="P1"><text:tab/>printf("%s",test);</text:p>
      <text:p text:style-name="P1"><text:tab/>printf("\n");</text:p>
      <text:p text:style-name="P1">}</text:p>
      <text:p text:style-name="P1">char icp(char ch)</text:p>
      <text:p text:style-name="P1">{</text:p>
      <text:p text:style-name="P1"><text:tab/>if(ch=='(')</text:p>
      <text:p text:style-name="P1"><text:tab/>return 0;</text:p>
      <text:p text:style-name="P1"><text:tab/>else if(ch=='+' || ch=='-')</text:p>
      <text:p text:style-name="P1"><text:tab/>return 1;</text:p>
      <text:p text:style-name="P1"><text:tab/>else if(ch=='*' || ch=='/')</text:p>
      <text:p text:style-name="P1"><text:tab/>return 2;</text:p>
      <text:p text:style-name="P1"><text:tab/>else if(ch=='^')</text:p>
      <text:p text:style-name="P1"><text:tab/>return 4;</text:p>
      <text:p text:style-name="P1"><text:tab/>else</text:p>
      <text:p text:style-name="P1"><text:tab/>return -1;</text:p>
      <text:p text:style-name="P1"/>
      <text:p text:style-name="P1">}</text:p>
      <text:p text:style-name="P1">int isp(char ch)</text:p>
      <text:p text:style-name="P1">{</text:p>
      <text:p text:style-name="P1"><text:tab/>if(ch=='(')</text:p>
      <text:p text:style-name="P1"><text:tab/>return 0;</text:p>
      <text:p text:style-name="P1"><text:tab/>else if(ch=='+' || ch=='-')</text:p>
      <text:p text:style-name="P1"><text:tab/>return 1;</text:p>
      <text:p text:style-name="P1"><text:tab/>else if(ch=='*' || ch=='/')</text:p>
      <text:p text:style-name="P1"><text:tab/>return 2;</text:p>
      <text:p text:style-name="P1"><text:tab/>else if(ch=='^')</text:p>
      <text:p text:style-name="P1"><text:tab/>return 3;</text:p>
      <text:p text:style-name="P1"><text:tab/>else</text:p>
      <text:p text:style-name="P1"><text:tab/>return -1;</text:p>
      <text:p text:style-name="P1">}</text:p>
      <text:p text:style-name="P1">char pop(char str[20],int top)</text:p>
      <text:p text:style-name="P1">{</text:p>
      <text:p text:style-name="P1"><text:tab/>char temp;</text:p>
      <text:p text:style-name="P1"><text:tab/>temp=str[top];</text:p>
      <text:p text:style-name="P1"><text:soft-page-break/><text:tab/></text:p>
      <text:p text:style-name="P1"><text:tab/>return temp;</text:p>
      <text:p text:style-name="P1">}</text:p>
      <text:p text:style-name="P1">void intopost(char stack[20],char exp[20],int top)</text:p>
      <text:p text:style-name="P1">{</text:p>
      <text:p text:style-name="P1"><text:tab/>int i,k=0,ch;</text:p>
      <text:p text:style-name="P1"><text:tab/>char post[20];</text:p>
      <text:p text:style-name="P1"><text:tab/>strcpy(stack,"");</text:p>
      <text:p text:style-name="P1"><text:tab/>strcpy(post,"");</text:p>
      <text:p text:style-name="P1"><text:tab/>for(i=0;exp[i]!='\0';i++)</text:p>
      <text:p text:style-name="P1"><text:tab/>{</text:p>
      <text:p text:style-name="P1"><text:tab/><text:tab/>if(exp[i]=='+' || exp[i]=='-' || exp[i]=='*' || exp[i]=='/' )</text:p>
      <text:p text:style-name="P1"><text:tab/><text:tab/>{</text:p>
      <text:p text:style-name="P1"><text:tab/><text:tab/><text:tab/>if(icp(stack[top])&gt;=isp(exp[i]) &amp;&amp; top&gt;=0)</text:p>
      <text:p text:style-name="P1"><text:tab/><text:tab/><text:tab/>{</text:p>
      <text:p text:style-name="P1"><text:tab/><text:tab/><text:tab/><text:tab/><text:tab/>post[k]=pop(stack,top);</text:p>
      <text:p text:style-name="P1"><text:tab/><text:tab/><text:tab/><text:tab/><text:tab/>k++;</text:p>
      <text:p text:style-name="P1"><text:tab/><text:tab/><text:tab/><text:tab/><text:tab/>stack[top]=exp[i];</text:p>
      <text:p text:style-name="P1"><text:tab/><text:tab/><text:tab/>}</text:p>
      <text:p text:style-name="P1"><text:tab/><text:tab/><text:tab/>else</text:p>
      <text:p text:style-name="P1"><text:tab/><text:tab/><text:tab/>{</text:p>
      <text:p text:style-name="P1"><text:tab/><text:tab/><text:tab/><text:tab/>top++;</text:p>
      <text:p text:style-name="P1"><text:tab/><text:tab/><text:tab/><text:tab/>stack[top]=exp[i];</text:p>
      <text:p text:style-name="P1"><text:tab/><text:tab/><text:tab/>}</text:p>
      <text:p text:style-name="P1"><text:tab/><text:tab/>}</text:p>
      <text:p text:style-name="P1"><text:tab/><text:tab/>else if(exp[i]=='(')</text:p>
      <text:p text:style-name="P1"><text:tab/><text:tab/>{</text:p>
      <text:p text:style-name="P1"><text:tab/><text:tab/><text:tab/>top++;</text:p>
      <text:p text:style-name="P1"><text:tab/><text:tab/><text:tab/>stack[top]=exp[i];</text:p>
      <text:p text:style-name="P1"><text:tab/><text:tab/>}</text:p>
      <text:p text:style-name="P1"><text:tab/><text:tab/>else if(exp[i]==')')</text:p>
      <text:p text:style-name="P1"><text:tab/><text:tab/>{</text:p>
      <text:p text:style-name="P1"><text:tab/><text:tab/><text:tab/>while((ch=pop(stack,top))!='(' &amp;&amp; top&gt;=0)</text:p>
      <text:p text:style-name="P1"><text:tab/><text:tab/><text:tab/>{</text:p>
      <text:p text:style-name="P1"><text:tab/><text:tab/><text:tab/><text:tab/>post[k]=ch;</text:p>
      <text:p text:style-name="P1"><text:tab/><text:tab/><text:tab/><text:tab/>k++;</text:p>
      <text:p text:style-name="P1"><text:tab/><text:tab/><text:tab/><text:tab/>top--;</text:p>
      <text:p text:style-name="P1"><text:tab/><text:tab/><text:tab/>}</text:p>
      <text:p text:style-name="P1"><text:tab/><text:tab/><text:tab/>top--;</text:p>
      <text:p text:style-name="P1"><text:tab/><text:tab/>}</text:p>
      <text:p text:style-name="P1"><text:tab/><text:tab/>else</text:p>
      <text:p text:style-name="P1"><text:tab/><text:tab/>{</text:p>
      <text:p text:style-name="P1"><text:tab/><text:tab/><text:tab/>post[k]=exp[i];</text:p>
      <text:p text:style-name="P1"><text:tab/><text:tab/><text:tab/>k++;</text:p>
      <text:p text:style-name="P1"><text:tab/><text:tab/>}</text:p>
      <text:p text:style-name="P1"><text:tab/>}</text:p>
      <text:p text:style-name="P1"><text:tab/>while(top&gt;=0)</text:p>
      <text:p text:style-name="P1"><text:tab/>{</text:p>
      <text:p text:style-name="P1"><text:tab/><text:tab/>post[k]=pop(stack,top);</text:p>
      <text:p text:style-name="P1"><text:tab/><text:tab/>k++;</text:p>
      <text:p text:style-name="P1"><text:tab/><text:tab/>top--;</text:p>
      <text:p text:style-name="P1"><text:tab/>}</text:p>
      <text:p text:style-name="P1"><text:soft-page-break/><text:tab/>post[k]='\0';</text:p>
      <text:p text:style-name="P1"><text:tab/>printf("%s",post);</text:p>
      <text:p text:style-name="P1">}</text:p>
      <text:p text:style-name="P1">void intopre(char stack[20],char exp[20],int top)</text:p>
      <text:p text:style-name="P1">{</text:p>
      <text:p text:style-name="P1"><text:tab/>int i,k=0,ch,len,j=0,l=0;</text:p>
      <text:p text:style-name="P1"><text:tab/>len=strlen(exp);</text:p>
      <text:p text:style-name="P1"><text:tab/>char post[20],expr[20],pre[20];</text:p>
      <text:p text:style-name="P1"><text:tab/>strcpy(stack,"");</text:p>
      <text:p text:style-name="P1"><text:tab/>strcpy(post,"");</text:p>
      <text:p text:style-name="P1"><text:tab/>strcpy(pre,"");</text:p>
      <text:p text:style-name="P1"><text:tab/>for(i=0;i&lt;len;i++)</text:p>
      <text:p text:style-name="P1"><text:tab/>{</text:p>
      <text:p text:style-name="P1"><text:tab/><text:tab/>if(exp[i]=='(')</text:p>
      <text:p text:style-name="P1"><text:tab/><text:tab/>{</text:p>
      <text:p text:style-name="P1"><text:tab/><text:tab/><text:tab/>exp[i]=')';</text:p>
      <text:p text:style-name="P1"><text:tab/><text:tab/>}<text:tab/><text:tab/></text:p>
      <text:p text:style-name="P1"><text:tab/><text:tab/>else if(exp[i]==')')</text:p>
      <text:p text:style-name="P1"><text:tab/><text:tab/>{<text:tab/><text:tab/></text:p>
      <text:p text:style-name="P1"><text:tab/><text:tab/><text:tab/>exp[i]='(';</text:p>
      <text:p text:style-name="P1"><text:tab/><text:tab/>}<text:tab/></text:p>
      <text:p text:style-name="P1"><text:tab/>}</text:p>
      <text:p text:style-name="P1"><text:tab/>for(i=len-1;i&gt;=0;i--)</text:p>
      <text:p text:style-name="P1"><text:tab/>{</text:p>
      <text:p text:style-name="P1"><text:tab/><text:tab/>expr[j]=exp[i];</text:p>
      <text:p text:style-name="P1"><text:tab/><text:tab/>j++;</text:p>
      <text:p text:style-name="P1"><text:tab/>}</text:p>
      <text:p text:style-name="P1"><text:tab/>expr[j]='\0';</text:p>
      <text:p text:style-name="P1"><text:tab/>for(i=0;expr[i]!='\0';i++)</text:p>
      <text:p text:style-name="P1"><text:tab/>{</text:p>
      <text:p text:style-name="P1"><text:tab/><text:tab/>if(expr[i]=='+' || expr[i]=='-' || expr[i]=='*' || expr[i]=='/' )</text:p>
      <text:p text:style-name="P1"><text:tab/><text:tab/>{</text:p>
      <text:p text:style-name="P1"><text:tab/><text:tab/><text:tab/>if(icp(stack[top])&gt;=isp(expr[i]) &amp;&amp; top&gt;=0)</text:p>
      <text:p text:style-name="P1"><text:tab/><text:tab/><text:tab/>{</text:p>
      <text:p text:style-name="P1"><text:tab/><text:tab/><text:tab/><text:tab/><text:tab/>post[k]=pop(stack,top);</text:p>
      <text:p text:style-name="P1"><text:tab/><text:tab/><text:tab/><text:tab/><text:tab/>k++;</text:p>
      <text:p text:style-name="P1"><text:tab/><text:tab/><text:tab/><text:tab/><text:tab/>stack[top]=expr[i];</text:p>
      <text:p text:style-name="P1"><text:tab/><text:tab/><text:tab/>}</text:p>
      <text:p text:style-name="P1"><text:tab/><text:tab/><text:tab/>else</text:p>
      <text:p text:style-name="P1"><text:tab/><text:tab/><text:tab/>{</text:p>
      <text:p text:style-name="P1"><text:tab/><text:tab/><text:tab/><text:tab/>top++;</text:p>
      <text:p text:style-name="P1"><text:tab/><text:tab/><text:tab/><text:tab/>stack[top]=expr[i];</text:p>
      <text:p text:style-name="P1"><text:tab/><text:tab/><text:tab/>}</text:p>
      <text:p text:style-name="P1"><text:tab/><text:tab/>}</text:p>
      <text:p text:style-name="P1"><text:tab/><text:tab/>else if(expr[i]=='(')</text:p>
      <text:p text:style-name="P1"><text:tab/><text:tab/>{</text:p>
      <text:p text:style-name="P1"><text:tab/><text:tab/><text:tab/>top++;</text:p>
      <text:p text:style-name="P1"><text:tab/><text:tab/><text:tab/>stack[top]=expr[i];</text:p>
      <text:p text:style-name="P1"><text:tab/><text:tab/>}</text:p>
      <text:p text:style-name="P1"><text:tab/><text:tab/>else if(expr[i]==')')</text:p>
      <text:p text:style-name="P1"><text:tab/><text:tab/>{</text:p>
      <text:p text:style-name="P1"><text:tab/><text:tab/><text:tab/>while((ch=pop(stack,top))!='(' &amp;&amp; top&gt;=0)</text:p>
      <text:p text:style-name="P1"><text:soft-page-break/><text:tab/><text:tab/><text:tab/>{</text:p>
      <text:p text:style-name="P1"><text:tab/><text:tab/><text:tab/><text:tab/>post[k]=ch;</text:p>
      <text:p text:style-name="P1"><text:tab/><text:tab/><text:tab/><text:tab/>k++;</text:p>
      <text:p text:style-name="P1"><text:tab/><text:tab/><text:tab/><text:tab/>top--;</text:p>
      <text:p text:style-name="P1"><text:tab/><text:tab/><text:tab/>}</text:p>
      <text:p text:style-name="P1"><text:tab/><text:tab/><text:tab/>top--;</text:p>
      <text:p text:style-name="P1"><text:tab/><text:tab/>}</text:p>
      <text:p text:style-name="P1"><text:tab/><text:tab/>else</text:p>
      <text:p text:style-name="P1"><text:tab/><text:tab/>{</text:p>
      <text:p text:style-name="P1"><text:tab/><text:tab/><text:tab/>post[k]=expr[i];</text:p>
      <text:p text:style-name="P1"><text:tab/><text:tab/><text:tab/>k++;</text:p>
      <text:p text:style-name="P1"><text:tab/><text:tab/>}</text:p>
      <text:p text:style-name="P1"><text:tab/>}</text:p>
      <text:p text:style-name="P1"><text:tab/>while(top&gt;=0)</text:p>
      <text:p text:style-name="P1"><text:tab/>{</text:p>
      <text:p text:style-name="P1"><text:tab/><text:tab/>post[k]=pop(stack,top);</text:p>
      <text:p text:style-name="P1"><text:tab/><text:tab/>k++;</text:p>
      <text:p text:style-name="P1"><text:tab/><text:tab/>top--;</text:p>
      <text:p text:style-name="P1"><text:tab/>}</text:p>
      <text:p text:style-name="P1"><text:tab/>post[k]='\0';</text:p>
      <text:p text:style-name="P1"><text:tab/>len=strlen(post);</text:p>
      <text:p text:style-name="P1"><text:tab/>for(i=len-1;i&gt;=0;i--)</text:p>
      <text:p text:style-name="P1"><text:tab/>{</text:p>
      <text:p text:style-name="P1"><text:tab/><text:tab/>pre[l]=post[i];</text:p>
      <text:p text:style-name="P1"><text:tab/><text:tab/>l++;</text:p>
      <text:p text:style-name="P1"><text:tab/>}</text:p>
      <text:p text:style-name="P1"><text:tab/>pre[l]='\0';</text:p>
      <text:p text:style-name="P1"><text:tab/>printf("%s",pre);</text:p>
      <text:p text:style-name="P1">}</text:p>
      <text:p text:style-name="P1">void pretoin(char stack[20][20],char exp[20],int top)</text:p>
      <text:p text:style-name="P1">{</text:p>
      <text:p text:style-name="P1"><text:tab/>int i,len,length;</text:p>
      <text:p text:style-name="P1"><text:tab/>char op1[20],op2[20],str[20],s1[20],test[20];</text:p>
      <text:p text:style-name="P1"><text:tab/>length=strlen(exp);</text:p>
      <text:p text:style-name="P1"><text:tab/>for(i=length-1;i&gt;=0;i--)</text:p>
      <text:p text:style-name="P1"><text:tab/>{</text:p>
      <text:p text:style-name="P1"><text:tab/><text:tab/>if(exp[i]=='+' || exp[i]=='-' || exp[i]=='*' || exp[i]=='/')</text:p>
      <text:p text:style-name="P1"><text:tab/><text:tab/>{</text:p>
      <text:p text:style-name="P1"><text:tab/><text:tab/><text:tab/>strcpy(op1,stack[top]);</text:p>
      <text:p text:style-name="P1"><text:tab/><text:tab/><text:tab/>top--;</text:p>
      <text:p text:style-name="P1"><text:tab/><text:tab/><text:tab/>strcpy(op2,stack[top]);</text:p>
      <text:p text:style-name="P1"><text:tab/><text:tab/><text:tab/>top--;</text:p>
      <text:p text:style-name="P1"><text:tab/><text:tab/><text:tab/>strcpy(str,"");</text:p>
      <text:p text:style-name="P1"><text:tab/><text:tab/><text:tab/>str[0]='(';</text:p>
      <text:p text:style-name="P1"><text:tab/><text:tab/><text:tab/>str[1]='\0';</text:p>
      <text:p text:style-name="P1"><text:tab/><text:tab/><text:tab/>strcat(str,op1);</text:p>
      <text:p text:style-name="P1"><text:tab/><text:tab/><text:tab/>len=strlen(str);</text:p>
      <text:p text:style-name="P1"><text:tab/><text:tab/><text:tab/>str[len]=exp[i];</text:p>
      <text:p text:style-name="P1"><text:tab/><text:tab/><text:tab/>str[len+1]='\0';</text:p>
      <text:p text:style-name="P1"><text:tab/><text:tab/><text:tab/>strcat(str,op2);</text:p>
      <text:p text:style-name="P1"><text:tab/><text:tab/><text:tab/>len=strlen(str);</text:p>
      <text:p text:style-name="P1"><text:tab/><text:tab/><text:tab/>str[len]=')';</text:p>
      <text:p text:style-name="P1"><text:soft-page-break/><text:tab/><text:tab/><text:tab/>str[len+1]='\0';</text:p>
      <text:p text:style-name="P1"><text:tab/><text:tab/><text:tab/>top++;</text:p>
      <text:p text:style-name="P1"><text:tab/><text:tab/><text:tab/>strcpy(stack[top],str);</text:p>
      <text:p text:style-name="P1"><text:tab/><text:tab/>}</text:p>
      <text:p text:style-name="P1"><text:tab/><text:tab/>else</text:p>
      <text:p text:style-name="P1"><text:tab/><text:tab/>{</text:p>
      <text:p text:style-name="P1"><text:tab/><text:tab/><text:tab/>strcpy(s1,"");</text:p>
      <text:p text:style-name="P1"><text:tab/><text:tab/><text:tab/>top++;</text:p>
      <text:p text:style-name="P1"><text:tab/><text:tab/><text:tab/>s1[0]=exp[i];</text:p>
      <text:p text:style-name="P1"><text:tab/><text:tab/><text:tab/>s1[1]='\0';</text:p>
      <text:p text:style-name="P1"><text:tab/><text:tab/><text:tab/>strcpy(stack[top],s1);<text:tab/></text:p>
      <text:p text:style-name="P1"><text:tab/><text:tab/>}</text:p>
      <text:p text:style-name="P1"><text:tab/>}</text:p>
      <text:p text:style-name="P1"><text:tab/>strcpy(test,stack[top]);</text:p>
      <text:p text:style-name="P1"><text:tab/>top--;</text:p>
      <text:p text:style-name="P1"><text:tab/>printf("%s",test);</text:p>
      <text:p text:style-name="P1"><text:tab/>printf("\n");</text:p>
      <text:p text:style-name="P1">}</text:p>
      <text:p text:style-name="P1">void posttopre(char stack[20][20],char exp[20],int top)</text:p>
      <text:p text:style-name="P1">{</text:p>
      <text:p text:style-name="P1"><text:tab/>int i,len;</text:p>
      <text:p text:style-name="P1"><text:tab/>char op1[20],op2[20],str[20],s1[20],test[20];</text:p>
      <text:p text:style-name="P1"><text:tab/>for(i=0;exp[i]!='\0';i++)</text:p>
      <text:p text:style-name="P1"><text:tab/>{</text:p>
      <text:p text:style-name="P1"><text:tab/><text:tab/>if(exp[i]=='+' || exp[i]=='-' || exp[i]=='*' || exp[i]=='/')</text:p>
      <text:p text:style-name="P1"><text:tab/><text:tab/>{</text:p>
      <text:p text:style-name="P1"><text:tab/><text:tab/><text:tab/>strcpy(op2,stack[top]);</text:p>
      <text:p text:style-name="P1"><text:tab/><text:tab/><text:tab/>top--;</text:p>
      <text:p text:style-name="P1"><text:tab/><text:tab/><text:tab/>strcpy(op1,stack[top]);</text:p>
      <text:p text:style-name="P1"><text:tab/><text:tab/><text:tab/>top--;</text:p>
      <text:p text:style-name="P1"><text:tab/><text:tab/><text:tab/>strcpy(str,"");</text:p>
      <text:p text:style-name="P1"><text:tab/><text:tab/><text:tab/>str[0]=exp[i];</text:p>
      <text:p text:style-name="P1"><text:tab/><text:tab/><text:tab/>str[1]='\0';</text:p>
      <text:p text:style-name="P1"><text:tab/><text:tab/><text:tab/>strcat(str,op1);</text:p>
      <text:p text:style-name="P1"><text:tab/><text:tab/><text:tab/>len=strlen(str);</text:p>
      <text:p text:style-name="P1"><text:tab/><text:tab/><text:tab/>str[len]='\0';</text:p>
      <text:p text:style-name="P1"><text:tab/><text:tab/><text:tab/>strcat(str,op2);</text:p>
      <text:p text:style-name="P1"><text:tab/><text:tab/><text:tab/>len=strlen(str);</text:p>
      <text:p text:style-name="P1"><text:tab/><text:tab/><text:tab/>str[len]='\0';</text:p>
      <text:p text:style-name="P1"><text:tab/><text:tab/><text:tab/>top++;</text:p>
      <text:p text:style-name="P1"><text:tab/><text:tab/><text:tab/>strcpy(stack[top],str);</text:p>
      <text:p text:style-name="P1"><text:tab/><text:tab/>}</text:p>
      <text:p text:style-name="P1"><text:tab/><text:tab/>else</text:p>
      <text:p text:style-name="P1"><text:tab/><text:tab/>{</text:p>
      <text:p text:style-name="P1"><text:tab/><text:tab/><text:tab/>strcpy(s1,"");</text:p>
      <text:p text:style-name="P1"><text:tab/><text:tab/><text:tab/>top++;</text:p>
      <text:p text:style-name="P1"><text:tab/><text:tab/><text:tab/>s1[0]=exp[i];</text:p>
      <text:p text:style-name="P1"><text:tab/><text:tab/><text:tab/>s1[1]='\0';</text:p>
      <text:p text:style-name="P1"><text:tab/><text:tab/><text:tab/>strcpy(stack[top],s1);<text:tab/></text:p>
      <text:p text:style-name="P1"><text:tab/><text:tab/>}</text:p>
      <text:p text:style-name="P1"><text:tab/>}</text:p>
      <text:p text:style-name="P1"><text:tab/>strcpy(test,stack[top]);</text:p>
      <text:p text:style-name="P1"><text:soft-page-break/><text:tab/>top--;</text:p>
      <text:p text:style-name="P1"><text:tab/>printf("%s",test);</text:p>
      <text:p text:style-name="P1"><text:tab/>printf("\n");</text:p>
      <text:p text:style-name="P1">}</text:p>
      <text:p text:style-name="P1">void pretopost(char stack[20][20],char exp[20],int top)</text:p>
      <text:p text:style-name="P1">{</text:p>
      <text:p text:style-name="P1"><text:tab/>int i,len,length;</text:p>
      <text:p text:style-name="P1"><text:tab/>char op1[20],op2[20],str[20],s1[20],test[20];</text:p>
      <text:p text:style-name="P1"><text:tab/>length=strlen(exp);</text:p>
      <text:p text:style-name="P1"><text:tab/>for(i=length-1;i&gt;=0;i--)</text:p>
      <text:p text:style-name="P1"><text:tab/>{</text:p>
      <text:p text:style-name="P1"><text:tab/><text:tab/>if(exp[i]=='+' || exp[i]=='-' || exp[i]=='*' || exp[i]=='/')</text:p>
      <text:p text:style-name="P1"><text:tab/><text:tab/>{</text:p>
      <text:p text:style-name="P1"><text:tab/><text:tab/><text:tab/>strcpy(op1,stack[top]);</text:p>
      <text:p text:style-name="P1"><text:tab/><text:tab/><text:tab/>top--;</text:p>
      <text:p text:style-name="P1"><text:tab/><text:tab/><text:tab/>strcpy(op2,stack[top]);</text:p>
      <text:p text:style-name="P1"><text:tab/><text:tab/><text:tab/>top--;</text:p>
      <text:p text:style-name="P1"><text:tab/><text:tab/><text:tab/>strcpy(str,"");</text:p>
      <text:p text:style-name="P1"><text:tab/><text:tab/><text:tab/>strcat(str,op1);</text:p>
      <text:p text:style-name="P1"><text:tab/><text:tab/><text:tab/>len=strlen(str);</text:p>
      <text:p text:style-name="P1"><text:tab/><text:tab/><text:tab/>str[len]='\0';</text:p>
      <text:p text:style-name="P1"><text:tab/><text:tab/><text:tab/>strcat(str,op2);</text:p>
      <text:p text:style-name="P1"><text:tab/><text:tab/><text:tab/>len=strlen(str);</text:p>
      <text:p text:style-name="P1"><text:tab/><text:tab/><text:tab/>str[len]=exp[i];</text:p>
      <text:p text:style-name="P1"><text:tab/><text:tab/><text:tab/>str[len+1]='\0';</text:p>
      <text:p text:style-name="P1"><text:tab/><text:tab/><text:tab/>top++;</text:p>
      <text:p text:style-name="P1"><text:tab/><text:tab/><text:tab/>strcpy(stack[top],str);</text:p>
      <text:p text:style-name="P1"><text:tab/><text:tab/>}</text:p>
      <text:p text:style-name="P1"><text:tab/><text:tab/>else</text:p>
      <text:p text:style-name="P1"><text:tab/><text:tab/>{</text:p>
      <text:p text:style-name="P1"><text:tab/><text:tab/><text:tab/>strcpy(s1,"");</text:p>
      <text:p text:style-name="P1"><text:tab/><text:tab/><text:tab/>top++;</text:p>
      <text:p text:style-name="P1"><text:tab/><text:tab/><text:tab/>s1[0]=exp[i];</text:p>
      <text:p text:style-name="P1"><text:tab/><text:tab/><text:tab/>s1[1]='\0';</text:p>
      <text:p text:style-name="P1"><text:tab/><text:tab/><text:tab/>strcpy(stack[top],s1);<text:tab/></text:p>
      <text:p text:style-name="P1"><text:tab/><text:tab/>}</text:p>
      <text:p text:style-name="P1"><text:tab/>}</text:p>
      <text:p text:style-name="P1"><text:tab/>strcpy(test,stack[top]);</text:p>
      <text:p text:style-name="P1"><text:tab/>top--;</text:p>
      <text:p text:style-name="P1"><text:tab/>printf("%s",test);</text:p>
      <text:p text:style-name="P1"><text:tab/>printf("\n");</text:p>
      <text:p text:style-name="P1">}</text:p>
      <text:p text:style-name="P1">int main()</text:p>
      <text:p text:style-name="P1">{</text:p>
      <text:p text:style-name="P1"><text:tab/>char stack[20][20],expr[20],stack1[20];</text:p>
      <text:p text:style-name="P1"><text:tab/>int ch;</text:p>
      <text:p text:style-name="P1"><text:tab/>while(ch!=7)</text:p>
      <text:p text:style-name="P1"><text:tab/>{</text:p>
      <text:p text:style-name="P1"><text:tab/><text:tab/>printf("\n1:Postfix to infix\n2:Prefix to infix\n3:Infix to Postfix\n4:Infix to prefix\n5:Postfix to Prefix\n6:Prefix to Postfix\n");</text:p>
      <text:p text:style-name="P1"><text:tab/><text:tab/>scanf("%d",&amp;ch);</text:p>
      <text:p text:style-name="P1"><text:tab/><text:tab/>switch(ch)</text:p>
      <text:p text:style-name="P1"><text:soft-page-break/><text:tab/><text:tab/>{</text:p>
      <text:p text:style-name="P1"><text:tab/><text:tab/><text:tab/>case 1:printf("Enter the postfix Expression:\n");</text:p>
      <text:p text:style-name="P1"><text:tab/><text:tab/><text:tab/><text:tab/><text:tab/>scanf("%s",expr);</text:p>
      <text:p text:style-name="P1"><text:tab/><text:tab/><text:tab/><text:tab/><text:tab/>printf("Infix notation:\n");</text:p>
      <text:p text:style-name="P1"><text:tab/><text:tab/><text:tab/><text:tab/><text:tab/>posttoin(stack,expr,top);</text:p>
      <text:p text:style-name="P1"><text:tab/><text:tab/><text:tab/>break;</text:p>
      <text:p text:style-name="P1"><text:tab/><text:tab/><text:tab/>case 2:printf("Enter the prefix Expression:\n");</text:p>
      <text:p text:style-name="P1"><text:tab/><text:tab/><text:tab/><text:tab/><text:tab/>scanf("%s",expr);</text:p>
      <text:p text:style-name="P1"><text:tab/><text:tab/><text:tab/><text:tab/><text:tab/>printf("Infix notation:\n");</text:p>
      <text:p text:style-name="P1"><text:tab/><text:tab/><text:tab/><text:tab/><text:tab/>pretoin(stack,expr,top);</text:p>
      <text:p text:style-name="P1"><text:tab/><text:tab/><text:tab/>break;</text:p>
      <text:p text:style-name="P1"><text:tab/><text:tab/><text:tab/>case 3:printf("Enter the infix Expression:\n");</text:p>
      <text:p text:style-name="P1"><text:tab/><text:tab/><text:tab/><text:tab/><text:tab/>scanf("%s",expr);</text:p>
      <text:p text:style-name="P1"><text:tab/><text:tab/><text:tab/><text:tab/><text:tab/>printf("Postfix notation:\n");</text:p>
      <text:p text:style-name="P1"><text:tab/><text:tab/><text:tab/><text:tab/><text:tab/>intopost(stack1,expr,top);</text:p>
      <text:p text:style-name="P1"><text:tab/><text:tab/><text:tab/>break;</text:p>
      <text:p text:style-name="P1"><text:tab/><text:tab/><text:tab/>case 4:printf("Enter the infix Expression:\n");</text:p>
      <text:p text:style-name="P1"><text:tab/><text:tab/><text:tab/><text:tab/><text:tab/>scanf("%s",expr);</text:p>
      <text:p text:style-name="P1"><text:tab/><text:tab/><text:tab/><text:tab/><text:tab/>printf("Prefix notation:\n");</text:p>
      <text:p text:style-name="P1"><text:tab/><text:tab/><text:tab/><text:tab/><text:tab/>intopre(stack1,expr,top);</text:p>
      <text:p text:style-name="P1"><text:tab/><text:tab/><text:tab/>break;</text:p>
      <text:p text:style-name="P1"><text:tab/><text:tab/><text:tab/>case 5:printf("Enter the postfix Expression:\n");</text:p>
      <text:p text:style-name="P1"><text:tab/><text:tab/><text:tab/><text:tab/><text:tab/>scanf("%s",expr);</text:p>
      <text:p text:style-name="P1"><text:tab/><text:tab/><text:tab/><text:tab/><text:tab/>printf("Prefix notation:\n");</text:p>
      <text:p text:style-name="P1"><text:tab/><text:tab/><text:tab/><text:tab/><text:tab/>posttopre(stack,expr,top);</text:p>
      <text:p text:style-name="P1"><text:tab/><text:tab/><text:tab/>break;</text:p>
      <text:p text:style-name="P1"><text:tab/><text:tab/><text:tab/>case 6:printf("Enter the prefix Expression:\n");</text:p>
      <text:p text:style-name="P1"><text:tab/><text:tab/><text:tab/><text:tab/><text:tab/>scanf("%s",expr);</text:p>
      <text:p text:style-name="P1"><text:tab/><text:tab/><text:tab/><text:tab/><text:tab/>printf("Postfix notation:\n");</text:p>
      <text:p text:style-name="P1"><text:tab/><text:tab/><text:tab/><text:tab/><text:tab/>pretopost(stack,expr,top);</text:p>
      <text:p text:style-name="P1"><text:tab/><text:tab/><text:tab/>break;</text:p>
      <text:p text:style-name="P1"><text:tab/><text:tab/>}</text:p>
      <text:p text:style-name="P1"><text:tab/>}</text:p>
      <text:p text:style-name="P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nclude&lt;stdio.h&gt;</text:p>
      <text:p text:style-name="P1">#include&lt;ctype.h&gt;</text:p>
      <text:p text:style-name="P1"><text:soft-page-break/>#include&lt;string.h&gt;</text:p>
      <text:p text:style-name="P1">char stack[20][20],stack1[20];</text:p>
      <text:p text:style-name="P1">int top = -1;</text:p>
      <text:p text:style-name="P1">void push(char str[20])</text:p>
      <text:p text:style-name="P1">{</text:p>
      <text:p text:style-name="P1"><text:tab/>top++;</text:p>
      <text:p text:style-name="P1"><text:tab/>strcpy(stack[top],str);</text:p>
      <text:p text:style-name="P1">}</text:p>
      <text:p text:style-name="P1"/>
      <text:p text:style-name="P1">char* pop()</text:p>
      <text:p text:style-name="P1">{</text:p>
      <text:p text:style-name="P1"><text:tab/>char *temp;</text:p>
      <text:p text:style-name="P1"><text:tab/>strcpy(temp,stack[top]);</text:p>
      <text:p text:style-name="P1"><text:tab/>top--;</text:p>
      <text:p text:style-name="P1"><text:tab/>return temp;</text:p>
      <text:p text:style-name="P1">}</text:p>
      <text:p text:style-name="P1"/>
      <text:p text:style-name="P1">void push1(char str)</text:p>
      <text:p text:style-name="P1">{</text:p>
      <text:p text:style-name="P1"><text:tab/>top++;</text:p>
      <text:p text:style-name="P1"><text:tab/>stack1[top]=str;</text:p>
      <text:p text:style-name="P1">}</text:p>
      <text:p text:style-name="P1"/>
      <text:p text:style-name="P1">char pop1()</text:p>
      <text:p text:style-name="P1">{</text:p>
      <text:p text:style-name="P1"><text:tab/>char temp;</text:p>
      <text:p text:style-name="P1"><text:tab/>temp=stack1[top];</text:p>
      <text:p text:style-name="P1"><text:tab/>top--;</text:p>
      <text:p text:style-name="P1"><text:tab/>return temp;</text:p>
      <text:p text:style-name="P1">}</text:p>
      <text:p text:style-name="P1"/>
      <text:p text:style-name="P1">int isp(char token)</text:p>
      <text:p text:style-name="P1">{</text:p>
      <text:p text:style-name="P1"><text:tab/>switch(token)</text:p>
      <text:p text:style-name="P1"><text:tab/>{</text:p>
      <text:p text:style-name="P1"><text:tab/><text:tab/>case '+':</text:p>
      <text:p text:style-name="P1"><text:tab/><text:tab/><text:tab/>return 1;</text:p>
      <text:p text:style-name="P1"><text:tab/><text:tab/><text:tab/>break;</text:p>
      <text:p text:style-name="P1"><text:tab/><text:tab/>case '-':</text:p>
      <text:p text:style-name="P1"><text:tab/><text:tab/><text:tab/>return 1;</text:p>
      <text:p text:style-name="P1"><text:tab/><text:tab/><text:tab/>break;</text:p>
      <text:p text:style-name="P1"><text:tab/><text:tab/>case '*':</text:p>
      <text:p text:style-name="P1"><text:tab/><text:tab/><text:tab/>return 2;</text:p>
      <text:p text:style-name="P1"><text:tab/><text:tab/><text:tab/>break;</text:p>
      <text:p text:style-name="P1"><text:tab/><text:tab/>case '/':</text:p>
      <text:p text:style-name="P1"><text:tab/><text:tab/><text:tab/>return 2;</text:p>
      <text:p text:style-name="P1"><text:tab/><text:tab/><text:tab/>break;</text:p>
      <text:p text:style-name="P1"><text:tab/><text:tab/>case '^':</text:p>
      <text:p text:style-name="P1"><text:tab/><text:tab/><text:tab/>return 3;</text:p>
      <text:p text:style-name="P1"><text:tab/><text:tab/><text:tab/>break;</text:p>
      <text:p text:style-name="P1"><text:tab/><text:tab/>case '(':</text:p>
      <text:p text:style-name="P1"><text:tab/><text:tab/><text:tab/>return 0;</text:p>
      <text:p text:style-name="P1"><text:soft-page-break/><text:tab/><text:tab/><text:tab/>break;</text:p>
      <text:p text:style-name="P1"><text:tab/>}</text:p>
      <text:p text:style-name="P1">}</text:p>
      <text:p text:style-name="P1">int icp(char token)</text:p>
      <text:p text:style-name="P1">{</text:p>
      <text:p text:style-name="P1"><text:tab/>switch(token)</text:p>
      <text:p text:style-name="P1"><text:tab/>{</text:p>
      <text:p text:style-name="P1"><text:tab/><text:tab/>case '+':</text:p>
      <text:p text:style-name="P1"><text:tab/><text:tab/><text:tab/>return 1;</text:p>
      <text:p text:style-name="P1"><text:tab/><text:tab/><text:tab/>break;</text:p>
      <text:p text:style-name="P1"><text:tab/><text:tab/>case '-':</text:p>
      <text:p text:style-name="P1"><text:tab/><text:tab/><text:tab/>return 1;</text:p>
      <text:p text:style-name="P1"><text:tab/><text:tab/><text:tab/>break;</text:p>
      <text:p text:style-name="P1"><text:tab/><text:tab/>case '*':</text:p>
      <text:p text:style-name="P1"><text:tab/><text:tab/><text:tab/>return 2;</text:p>
      <text:p text:style-name="P1"><text:tab/><text:tab/><text:tab/>break;</text:p>
      <text:p text:style-name="P1"><text:tab/><text:tab/>case '/':</text:p>
      <text:p text:style-name="P1"><text:tab/><text:tab/><text:tab/>return 2;</text:p>
      <text:p text:style-name="P1"><text:tab/><text:tab/><text:tab/>break;</text:p>
      <text:p text:style-name="P1"><text:tab/><text:tab/>case '^':</text:p>
      <text:p text:style-name="P1"><text:tab/><text:tab/><text:tab/>return 4;</text:p>
      <text:p text:style-name="P1"><text:tab/><text:tab/><text:tab/>break;</text:p>
      <text:p text:style-name="P1"><text:tab/><text:tab/>case '(':</text:p>
      <text:p text:style-name="P1"><text:tab/><text:tab/><text:tab/>return 0;</text:p>
      <text:p text:style-name="P1"><text:tab/><text:tab/><text:tab/>break;</text:p>
      <text:p text:style-name="P1"><text:tab/><text:tab/>default:</text:p>
      <text:p text:style-name="P1"><text:tab/><text:tab/><text:tab/>return -1;</text:p>
      <text:p text:style-name="P1"><text:tab/><text:tab/><text:tab/>break;</text:p>
      <text:p text:style-name="P1"><text:tab/>}</text:p>
      <text:p text:style-name="P1">}</text:p>
      <text:p text:style-name="P1"/>
      <text:p text:style-name="P1">void postfix_to_infix(char exp[20])</text:p>
      <text:p text:style-name="P1">{</text:p>
      <text:p text:style-name="P1"><text:tab/>char op1[20],op2[20],str[20];</text:p>
      <text:p text:style-name="P1"><text:tab/>int i,l;</text:p>
      <text:p text:style-name="P1"><text:tab/>for(i=0;exp[i]!='\0';i++)</text:p>
      <text:p text:style-name="P1"><text:tab/>{</text:p>
      <text:p text:style-name="P1"><text:tab/><text:tab/>if(isalnum(exp[i])==0)</text:p>
      <text:p text:style-name="P1"><text:tab/><text:tab/>{</text:p>
      <text:p text:style-name="P1"><text:tab/><text:tab/><text:tab/>strcpy(str," ");</text:p>
      <text:p text:style-name="P1"><text:tab/><text:tab/><text:tab/>strcpy(op1,pop());</text:p>
      <text:p text:style-name="P1"><text:tab/><text:tab/><text:tab/>strcpy(op2,pop());</text:p>
      <text:p text:style-name="P1"><text:tab/><text:tab/><text:tab/>str[0]='(';</text:p>
      <text:p text:style-name="P1"><text:tab/><text:tab/><text:tab/>strcat(str,op2);</text:p>
      <text:p text:style-name="P1"><text:tab/><text:tab/><text:tab/>l=strlen(str);</text:p>
      <text:p text:style-name="P1"><text:tab/><text:tab/><text:tab/>str[l]=exp[i];</text:p>
      <text:p text:style-name="P1"><text:tab/><text:tab/><text:tab/>str[l+1]='\0';</text:p>
      <text:p text:style-name="P1"><text:tab/><text:tab/><text:tab/>strcat(str,op1);</text:p>
      <text:p text:style-name="P1"><text:tab/><text:tab/><text:tab/>l=strlen(str);</text:p>
      <text:p text:style-name="P1"><text:tab/><text:tab/><text:tab/>str[l]=')';</text:p>
      <text:p text:style-name="P1"><text:tab/><text:tab/><text:tab/>str[l+1]='\0';</text:p>
      <text:p text:style-name="P1"><text:tab/><text:tab/><text:tab/>push(str);</text:p>
      <text:p text:style-name="P1"><text:soft-page-break/><text:tab/><text:tab/>}</text:p>
      <text:p text:style-name="P1"><text:tab/><text:tab/>else</text:p>
      <text:p text:style-name="P1"><text:tab/><text:tab/>{</text:p>
      <text:p text:style-name="P1"><text:tab/><text:tab/><text:tab/>char str1[20];</text:p>
      <text:p text:style-name="P1"><text:tab/><text:tab/><text:tab/>str1[0]='\0';</text:p>
      <text:p text:style-name="P1"><text:tab/><text:tab/><text:tab/>str1[0]=exp[i];</text:p>
      <text:p text:style-name="P1"><text:tab/><text:tab/><text:tab/>str1[1]='\0';</text:p>
      <text:p text:style-name="P1"><text:tab/><text:tab/><text:tab/>push(str1);</text:p>
      <text:p text:style-name="P1"><text:tab/><text:tab/>}</text:p>
      <text:p text:style-name="P1"><text:tab/>}</text:p>
      <text:p text:style-name="P1"><text:tab/>strcpy(str,pop());</text:p>
      <text:p text:style-name="P1"><text:tab/>printf("\nThe infix expression:%s\n\n",str); </text:p>
      <text:p text:style-name="P1">}</text:p>
      <text:p text:style-name="P1">void infix_to_postfix(char exp[20])</text:p>
      <text:p text:style-name="P1">{</text:p>
      <text:p text:style-name="P1"><text:tab/>char postfix[20];</text:p>
      <text:p text:style-name="P1"><text:tab/>int i,k=0,ch;</text:p>
      <text:p text:style-name="P1"><text:tab/>for(i=0;exp[i]!='\0';i++)</text:p>
      <text:p text:style-name="P1"><text:tab/>{</text:p>
      <text:p text:style-name="P1"><text:tab/><text:tab/>if(exp[i]=='(')</text:p>
      <text:p text:style-name="P1"><text:tab/><text:tab/>{</text:p>
      <text:p text:style-name="P1"><text:tab/><text:tab/><text:tab/>push1(exp[i]);</text:p>
      <text:p text:style-name="P1"><text:tab/><text:tab/>}</text:p>
      <text:p text:style-name="P1"><text:tab/><text:tab/>else if(exp[i]==')')</text:p>
      <text:p text:style-name="P1"><text:tab/><text:tab/>{</text:p>
      <text:p text:style-name="P1"><text:tab/><text:tab/><text:tab/>while((ch=pop1())!='(' &amp;&amp; top&gt;=0)</text:p>
      <text:p text:style-name="P1"><text:tab/><text:tab/><text:tab/>{</text:p>
      <text:p text:style-name="P1"><text:tab/><text:tab/><text:tab/><text:tab/>postfix[k]=ch;</text:p>
      <text:p text:style-name="P1"><text:tab/><text:tab/><text:tab/><text:tab/>k++;</text:p>
      <text:p text:style-name="P1"><text:tab/><text:tab/><text:tab/>}</text:p>
      <text:p text:style-name="P1"><text:tab/><text:tab/>}</text:p>
      <text:p text:style-name="P1"><text:tab/><text:tab/>else if(isalnum(exp[i])==0)</text:p>
      <text:p text:style-name="P1"><text:tab/><text:tab/>{ </text:p>
      <text:p text:style-name="P1"><text:tab/><text:tab/><text:tab/>while(isp(stack1[top])&gt;=icp(exp[i]) &amp;&amp; top&gt;=0)</text:p>
      <text:p text:style-name="P1"><text:tab/><text:tab/><text:tab/>{</text:p>
      <text:p text:style-name="P1"><text:tab/><text:tab/><text:tab/><text:tab/>postfix[k]=pop1();</text:p>
      <text:p text:style-name="P1"><text:tab/><text:tab/><text:tab/><text:tab/>k++;</text:p>
      <text:p text:style-name="P1"><text:tab/><text:tab/><text:tab/>}</text:p>
      <text:p text:style-name="P1"><text:tab/><text:tab/><text:tab/>push1(exp[i]);</text:p>
      <text:p text:style-name="P1"><text:tab/><text:tab/>}</text:p>
      <text:p text:style-name="P1"><text:tab/><text:tab/>else</text:p>
      <text:p text:style-name="P1"><text:tab/><text:tab/>{</text:p>
      <text:p text:style-name="P1"><text:tab/><text:tab/><text:tab/>postfix[k]=exp[i];</text:p>
      <text:p text:style-name="P1"><text:tab/><text:tab/><text:tab/>k++;</text:p>
      <text:p text:style-name="P1"><text:tab/><text:tab/>}</text:p>
      <text:p text:style-name="P1"><text:tab/>}//for ends </text:p>
      <text:p text:style-name="P1"><text:tab/>while(top&gt;=0)</text:p>
      <text:p text:style-name="P1"><text:tab/>{</text:p>
      <text:p text:style-name="P1"><text:tab/><text:tab/>postfix[k]=pop1();</text:p>
      <text:p text:style-name="P1"><text:tab/><text:tab/>k++;</text:p>
      <text:p text:style-name="P1"><text:tab/>}</text:p>
      <text:p text:style-name="P1"><text:tab/>postfix[k]='\0';</text:p>
      <text:p text:style-name="P1"><text:soft-page-break/><text:tab/>printf("\nThe postfix expression:%s\n\n",postfix);</text:p>
      <text:p text:style-name="P1">}</text:p>
      <text:p text:style-name="P1"><text:s/></text:p>
      <text:p text:style-name="P1">void prefix_to_postfix(char exp[20])</text:p>
      <text:p text:style-name="P1">{</text:p>
      <text:p text:style-name="P1"><text:tab/>char op1[20],op2[20],str[20],str1[20];</text:p>
      <text:p text:style-name="P1"><text:tab/>int i,l,len,j;</text:p>
      <text:p text:style-name="P1"><text:tab/>len=strlen(exp);</text:p>
      <text:p text:style-name="P1"><text:tab/>for(i=len-1;i&gt;=0;i--)</text:p>
      <text:p text:style-name="P1"><text:tab/>{</text:p>
      <text:p text:style-name="P1"><text:tab/><text:tab/>if(isalnum(exp[i])==0)</text:p>
      <text:p text:style-name="P1"><text:tab/><text:tab/>{</text:p>
      <text:p text:style-name="P1"><text:tab/><text:tab/><text:tab/>strcpy(str," ");</text:p>
      <text:p text:style-name="P1"><text:tab/><text:tab/><text:tab/>strcpy(op1,pop());</text:p>
      <text:p text:style-name="P1"><text:tab/><text:tab/><text:tab/>strcpy(op2,pop());</text:p>
      <text:p text:style-name="P1"><text:tab/><text:tab/><text:tab/>str[0]=exp[i];</text:p>
      <text:p text:style-name="P1"><text:tab/><text:tab/><text:tab/>str[1]='\0';</text:p>
      <text:p text:style-name="P1"><text:tab/><text:tab/><text:tab/>strcat(str,op2);</text:p>
      <text:p text:style-name="P1"><text:tab/><text:tab/><text:tab/>strcat(str,op1);</text:p>
      <text:p text:style-name="P1"><text:tab/><text:tab/><text:tab/>push(str);</text:p>
      <text:p text:style-name="P1"><text:tab/><text:tab/>}</text:p>
      <text:p text:style-name="P1"><text:tab/><text:tab/>else</text:p>
      <text:p text:style-name="P1"><text:tab/><text:tab/>{</text:p>
      <text:p text:style-name="P1"><text:tab/><text:tab/><text:tab/>char str1[20];</text:p>
      <text:p text:style-name="P1"><text:tab/><text:tab/><text:tab/>str1[0]='\0';</text:p>
      <text:p text:style-name="P1"><text:tab/><text:tab/><text:tab/>str1[0]=exp[i];</text:p>
      <text:p text:style-name="P1"><text:tab/><text:tab/><text:tab/>str1[1]='\0';</text:p>
      <text:p text:style-name="P1"><text:tab/><text:tab/><text:tab/>push(str1);</text:p>
      <text:p text:style-name="P1"><text:tab/><text:tab/>}</text:p>
      <text:p text:style-name="P1"><text:tab/>}</text:p>
      <text:p text:style-name="P1"><text:tab/>strcpy(str,pop());</text:p>
      <text:p text:style-name="P1"><text:tab/>len=strlen(str);</text:p>
      <text:p text:style-name="P1"><text:tab/>for(i=len-1,j=0;i&gt;=0;i--,j++)</text:p>
      <text:p text:style-name="P1"><text:tab/>{</text:p>
      <text:p text:style-name="P1"><text:tab/><text:tab/>str1[j]=str[i];</text:p>
      <text:p text:style-name="P1"><text:tab/>}</text:p>
      <text:p text:style-name="P1"><text:tab/>str1[j]='\0';</text:p>
      <text:p text:style-name="P1"><text:tab/>for(i=0;i&lt;len;i++)</text:p>
      <text:p text:style-name="P1"><text:tab/>{</text:p>
      <text:p text:style-name="P1"><text:tab/><text:tab/>if(str1[i]=='(')</text:p>
      <text:p text:style-name="P1"><text:tab/><text:tab/>{</text:p>
      <text:p text:style-name="P1"><text:tab/><text:tab/><text:tab/>str1[i]=')';</text:p>
      <text:p text:style-name="P1"><text:tab/><text:tab/>}</text:p>
      <text:p text:style-name="P1"><text:tab/><text:tab/>else if(str1[i]==')')</text:p>
      <text:p text:style-name="P1"><text:tab/><text:tab/>{</text:p>
      <text:p text:style-name="P1"><text:tab/><text:tab/><text:tab/>str1[i]='(';</text:p>
      <text:p text:style-name="P1"><text:tab/><text:tab/>}</text:p>
      <text:p text:style-name="P1"><text:tab/>}</text:p>
      <text:p text:style-name="P1"><text:tab/>printf("\nThe postfix expression:%s\n\n",str1); </text:p>
      <text:p text:style-name="P1">}</text:p>
      <text:p text:style-name="P1">int main()</text:p>
      <text:p text:style-name="P1">{</text:p>
      <text:p text:style-name="P1"><text:soft-page-break/><text:tab/>char exp[20];</text:p>
      <text:p text:style-name="P1"><text:tab/>int ch;</text:p>
      <text:p text:style-name="P1"><text:tab/>//char *e;</text:p>
      <text:p text:style-name="P1"><text:tab/>//e=exp;</text:p>
      <text:p text:style-name="P1"><text:tab/>while(ch!=7)</text:p>
      <text:p text:style-name="P1"><text:tab/>{</text:p>
      <text:p text:style-name="P1"><text:tab/><text:tab/>strcpy(exp,"");</text:p>
      <text:p text:style-name="P1"><text:tab/><text:tab/>printf("Enter the choice to perform conversion:\n");</text:p>
      <text:p text:style-name="P1"><text:tab/><text:tab/>printf("1.Postfix to Infix\n");</text:p>
      <text:p text:style-name="P1"><text:tab/><text:tab/>printf("2.Prefix to Postfix\n");</text:p>
      <text:p text:style-name="P1"><text:tab/><text:tab/>printf("3.Infix to Postfix\n");</text:p>
      <text:p text:style-name="P1"><text:tab/><text:tab/>printf("4.Exit\n");</text:p>
      <text:p text:style-name="P1"><text:tab/><text:tab/>printf("Choice:");</text:p>
      <text:p text:style-name="P1"><text:tab/><text:tab/>scanf("%d",&amp;ch);</text:p>
      <text:p text:style-name="P1"><text:tab/><text:tab/>switch(ch)</text:p>
      <text:p text:style-name="P1"><text:tab/><text:tab/>{</text:p>
      <text:p text:style-name="P1"><text:tab/><text:tab/><text:tab/>case 1:</text:p>
      <text:p text:style-name="P1"><text:tab/><text:tab/><text:tab/><text:tab/>printf("\nEnter the Postfix expression:\n");</text:p>
      <text:p text:style-name="P1"><text:tab/><text:tab/><text:tab/><text:tab/>scanf("%s",exp);</text:p>
      <text:p text:style-name="P1"><text:tab/><text:tab/><text:tab/><text:tab/>postfix_to_infix(exp);</text:p>
      <text:p text:style-name="P1"><text:tab/><text:tab/><text:tab/><text:tab/>break;</text:p>
      <text:p text:style-name="P1"><text:tab/><text:tab/><text:tab/>case 2:</text:p>
      <text:p text:style-name="P1"><text:tab/><text:tab/><text:tab/><text:tab/>printf("\nEnter the Prefix expression:\n");</text:p>
      <text:p text:style-name="P1"><text:tab/><text:tab/><text:tab/><text:tab/>scanf("%s",exp);</text:p>
      <text:p text:style-name="P1"><text:tab/><text:tab/><text:tab/><text:tab/>prefix_to_postfix(exp);</text:p>
      <text:p text:style-name="P1"><text:tab/><text:tab/><text:tab/><text:tab/>break;</text:p>
      <text:p text:style-name="P1"><text:tab/><text:tab/><text:tab/>case 3:</text:p>
      <text:p text:style-name="P1"><text:tab/><text:tab/><text:tab/><text:tab/>printf("\nEnter the Infix expression:\n");</text:p>
      <text:p text:style-name="P1"><text:tab/><text:tab/><text:tab/><text:tab/>scanf("%s",exp);</text:p>
      <text:p text:style-name="P1"><text:tab/><text:tab/><text:tab/><text:tab/>infix_to_postfix(exp);</text:p>
      <text:p text:style-name="P1"><text:tab/><text:tab/><text:tab/><text:tab/>break;</text:p>
      <text:p text:style-name="P1"><text:tab/><text:tab/><text:tab/>case 4:</text:p>
      <text:p text:style-name="P1"><text:tab/><text:tab/><text:tab/><text:tab/>break;</text:p>
      <text:p text:style-name="P1"><text:tab/><text:tab/><text:tab/>default:</text:p>
      <text:p text:style-name="P1"><text:tab/><text:tab/><text:tab/><text:tab/>printf("\nPls Enter correct choice!!!\n");</text:p>
      <text:p text:style-name="P1"><text:tab/><text:tab/>}</text:p>
      <text:p text:style-name="P1"><text:tab/>}</text:p>
      <text:p text:style-name="P1"><text:tab/>return 0;</text:p>
      <text:p text:style-name="P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ssignment-5 (Pizza Parlor Using Queue)</text:p>
      <text:p text:style-name="P1"/>
      <text:p text:style-name="P1"/>
      <text:p text:style-name="P1"/>
      <text:p text:style-name="P1">#include&lt;stdio.h&gt;</text:p>
      <text:p text:style-name="P1">#include&lt;string.h&gt;</text:p>
      <text:p text:style-name="P1">#define max 5</text:p>
      <text:p text:style-name="P1">int queue[max];</text:p>
      <text:p text:style-name="P1">int front=0;</text:p>
      <text:p text:style-name="P1">int rear=0;</text:p>
      <text:p text:style-name="P1">int size=0;</text:p>
      <text:p text:style-name="P1">int i=-1;</text:p>
      <text:p text:style-name="P1">int count=1050;</text:p>
      <text:p text:style-name="P1">typedef struct customer</text:p>
      <text:p text:style-name="P1">{</text:p>
      <text:p text:style-name="P1"><text:tab/>char name[10];</text:p>
      <text:p text:style-name="P1"><text:tab/>char address[40];</text:p>
      <text:p text:style-name="P1"><text:tab/>int mob_num;</text:p>
      <text:p text:style-name="P1"><text:tab/>int id;</text:p>
      <text:p text:style-name="P1">}CUSTOMER;</text:p>
      <text:p text:style-name="P1">struct customer c[max];</text:p>
      <text:p text:style-name="P1">int isfull()</text:p>
      <text:p text:style-name="P1">{</text:p>
      <text:p text:style-name="P1">if((rear+1)%max==front)</text:p>
      <text:p text:style-name="P1">return 0;</text:p>
      <text:p text:style-name="P1">else</text:p>
      <text:p text:style-name="P1">return 1;</text:p>
      <text:p text:style-name="P1"/>
      <text:p text:style-name="P1">}</text:p>
      <text:p text:style-name="P1">int isempty()</text:p>
      <text:p text:style-name="P1">{</text:p>
      <text:p text:style-name="P1"/>
      <text:p text:style-name="P1">if(front==rear)</text:p>
      <text:p text:style-name="P1">{printf("\nQueue is empty\n");</text:p>
      <text:p text:style-name="P1">return 0;}</text:p>
      <text:p text:style-name="P1">else </text:p>
      <text:p text:style-name="P1">return 1;</text:p>
      <text:p text:style-name="P1"/>
      <text:p text:style-name="P1"><text:soft-page-break/>}</text:p>
      <text:p text:style-name="P1">void insert(char nam[10],int mobnum,char addres[40])</text:p>
      <text:p text:style-name="P1"/>
      <text:p text:style-name="P1"/>
      <text:p text:style-name="P1">{</text:p>
      <text:p text:style-name="P1"/>
      <text:p text:style-name="P1">if(isfull()==1)</text:p>
      <text:p text:style-name="P1">{count++;</text:p>
      <text:p text:style-name="P1">rear=(rear+1)%max;</text:p>
      <text:p text:style-name="P1">//c[rear].name=nam;</text:p>
      <text:p text:style-name="P1"><text:s/>strcpy(c[rear].name,nam);</text:p>
      <text:p text:style-name="P1">c[rear].mob_num=mobnum;</text:p>
      <text:p text:style-name="P1">//c[rear].address=addres;</text:p>
      <text:p text:style-name="P1">strcpy(c[rear].address,addres);</text:p>
      <text:p text:style-name="P1">c[rear].id=count;</text:p>
      <text:p text:style-name="P1"/>
      <text:p text:style-name="P1">}</text:p>
      <text:p text:style-name="P1">else</text:p>
      <text:p text:style-name="P1">{printf("Queue is full\n");</text:p>
      <text:p text:style-name="P1">}}</text:p>
      <text:p text:style-name="P1"/>
      <text:p text:style-name="P1"/>
      <text:p text:style-name="P1"/>
      <text:p text:style-name="P1">void delete()</text:p>
      <text:p text:style-name="P1">{ struct customer temp;</text:p>
      <text:p text:style-name="P1">if(isempty()==1)</text:p>
      <text:p text:style-name="P1">{front=(front+1)%max;</text:p>
      <text:p text:style-name="P1">temp=c[front];</text:p>
      <text:p text:style-name="P1">printf("\n*-*-*-*~Order Delivered~*-*-*-*\nId\t\tName\t\tMobile No.\t\tAddress");<text:tab/></text:p>
      <text:p text:style-name="P1"><text:tab/>printf("\n%d",temp.id);<text:tab/></text:p>
      <text:p text:style-name="P1"><text:tab/>printf("\t\t%s",temp.name);</text:p>
      <text:p text:style-name="P1"><text:tab/>printf("\t\t%d",temp.mob_num);</text:p>
      <text:p text:style-name="P1"><text:tab/>printf("\t\t%s",temp.address);</text:p>
      <text:p text:style-name="P1">}<text:tab/></text:p>
      <text:p text:style-name="P1">}</text:p>
      <text:p text:style-name="P1">void display()</text:p>
      <text:p text:style-name="P1">{</text:p>
      <text:p text:style-name="P1">int i;</text:p>
      <text:p text:style-name="P1">printf("\n*-*-*-*Customer Details*-*-*-*\nId\t\tName\t\tMobile No.\tAddress");</text:p>
      <text:p text:style-name="P1">for(i=front;i&lt;=rear;i++){</text:p>
      <text:p text:style-name="P1">printf("\n%d",c[i].id);</text:p>
      <text:p text:style-name="P1">printf("\t\t%s",c[i].name);</text:p>
      <text:p text:style-name="P1">printf("\t\t%d",c[i].mob_num);</text:p>
      <text:p text:style-name="P1">printf("\t\t%s",c[i].address);</text:p>
      <text:p text:style-name="P1"/>
      <text:p text:style-name="P1">}</text:p>
      <text:p text:style-name="P1"/>
      <text:p text:style-name="P1"/>
      <text:p text:style-name="P1">}</text:p>
      <text:p text:style-name="P1"/>
      <text:p text:style-name="P1"/>
      <text:p text:style-name="P1">int main()</text:p>
      <text:p text:style-name="P1"><text:soft-page-break/>{<text:tab/>struct customer temp;</text:p>
      <text:p text:style-name="P1"><text:tab/>int choice=0,i=0,size=0,elem=0,deleted,mobnum;</text:p>
      <text:p text:style-name="P1"><text:tab/>char nam[10],addres[40];</text:p>
      <text:p text:style-name="P1">do{</text:p>
      <text:p text:style-name="P1">printf("\n*~*Pizza Parlour*~*\n1.Add Customer Details\n2.Deliver Order\n3.Display Details\n4.Exit\nEnter your Choice:");</text:p>
      <text:p text:style-name="P1">scanf("%d",&amp;choice);</text:p>
      <text:p text:style-name="P1">switch(choice)</text:p>
      <text:p text:style-name="P1">{</text:p>
      <text:p text:style-name="P1"/>
      <text:p text:style-name="P1">case 1: printf("Enter the name:");<text:tab/></text:p>
      <text:p text:style-name="P1"><text:tab/></text:p>
      <text:p text:style-name="P1"/>
      <text:p text:style-name="P1"><text:tab/>scanf("%s",nam);</text:p>
      <text:p text:style-name="P1"><text:tab/>printf("\nEnter the mobile number:");</text:p>
      <text:p text:style-name="P1"><text:tab/>scanf("%d",&amp;mobnum);</text:p>
      <text:p text:style-name="P1"><text:tab/>printf("\nEnter the address:");</text:p>
      <text:p text:style-name="P1"><text:tab/>scanf("%s",addres);</text:p>
      <text:p text:style-name="P1"/>
      <text:p text:style-name="P1"><text:tab/>insert(nam,mobnum,addres);</text:p>
      <text:p text:style-name="P1"><text:tab/>break;<text:tab/></text:p>
      <text:p text:style-name="P1">case 2: </text:p>
      <text:p text:style-name="P1"><text:tab/>delete();</text:p>
      <text:p text:style-name="P1"><text:tab/></text:p>
      <text:p text:style-name="P1"><text:tab/>break;</text:p>
      <text:p text:style-name="P1">case 3: display();</text:p>
      <text:p text:style-name="P1"><text:tab/>break;</text:p>
      <text:p text:style-name="P1">case 4: return 0;</text:p>
      <text:p text:style-name="P1">}</text:p>
      <text:p text:style-name="P1"/>
      <text:p text:style-name="P1">}while(1);</text:p>
      <text:p text:style-name="P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ssignment-6 SLL Implementation</text:p>
      <text:p text:style-name="P1"/>
      <text:p text:style-name="P1"/>
      <text:p text:style-name="P1"/>
      <text:p text:style-name="P1"/>
      <text:p text:style-name="P1"/>
      <text:p text:style-name="P1"/>
      <text:p text:style-name="P1">#include&lt;stdio.h&gt;</text:p>
      <text:p text:style-name="P1"><text:soft-page-break/>#include&lt;stdlib.h&gt;</text:p>
      <text:p text:style-name="P1"/>
      <text:p text:style-name="P1">typedef struct node</text:p>
      <text:p text:style-name="P1">{</text:p>
      <text:p text:style-name="P1">int data;</text:p>
      <text:p text:style-name="P1">struct node *next;</text:p>
      <text:p text:style-name="P1">}node;</text:p>
      <text:p text:style-name="P1"/>
      <text:p text:style-name="P1">//node *head=NULL;</text:p>
      <text:p text:style-name="P1"/>
      <text:p text:style-name="P1">node* Create()</text:p>
      <text:p text:style-name="P1">{</text:p>
      <text:p text:style-name="P1">int num; node *temp;</text:p>
      <text:p text:style-name="P1">temp=(node*)malloc(sizeof(node));</text:p>
      <text:p text:style-name="P1">printf("\nEnter Data:");</text:p>
      <text:p text:style-name="P1">scanf("%d",&amp;num);</text:p>
      <text:p text:style-name="P1">temp-&gt;data=num;</text:p>
      <text:p text:style-name="P1">return temp;</text:p>
      <text:p text:style-name="P1">}</text:p>
      <text:p text:style-name="P1"/>
      <text:p text:style-name="P1">node* InsertBeg(node* head)</text:p>
      <text:p text:style-name="P1">{</text:p>
      <text:p text:style-name="P1">node *newnode=Create(),*temp;</text:p>
      <text:p text:style-name="P1">if(head==NULL) <text:s text:c="7"/>//If list is empty</text:p>
      <text:p text:style-name="P1"><text:s text:c="4"/>{</text:p>
      <text:p text:style-name="P1"><text:s text:c="4"/>newnode-&gt;next=NULL;</text:p>
      <text:p text:style-name="P1"><text:s text:c="4"/>head=newnode;</text:p>
      <text:p text:style-name="P1"><text:s text:c="4"/>}</text:p>
      <text:p text:style-name="P1">else</text:p>
      <text:p text:style-name="P1"><text:s text:c="4"/>{</text:p>
      <text:p text:style-name="P1"><text:s text:c="4"/>newnode-&gt;next=head;</text:p>
      <text:p text:style-name="P1"><text:s text:c="4"/>head=newnode;</text:p>
      <text:p text:style-name="P1"><text:s text:c="4"/>}</text:p>
      <text:p text:style-name="P1">return head;</text:p>
      <text:p text:style-name="P1">}</text:p>
      <text:p text:style-name="P1"/>
      <text:p text:style-name="P1">node* InsertEnd(node* head)</text:p>
      <text:p text:style-name="P1">{</text:p>
      <text:p text:style-name="P1">node *newnode=Create(), *temp;</text:p>
      <text:p text:style-name="P1">if(head==NULL) <text:s text:c="7"/>//If list is empty</text:p>
      <text:p text:style-name="P1"><text:s text:c="4"/>{</text:p>
      <text:p text:style-name="P1"><text:s text:c="4"/>newnode-&gt;next=NULL;</text:p>
      <text:p text:style-name="P1"><text:s text:c="4"/>head=newnode;</text:p>
      <text:p text:style-name="P1"><text:s text:c="4"/>}</text:p>
      <text:p text:style-name="P1">else</text:p>
      <text:p text:style-name="P1"><text:s text:c="4"/>{</text:p>
      <text:p text:style-name="P1"><text:s text:c="4"/>temp=head;</text:p>
      <text:p text:style-name="P1"><text:s text:c="4"/>while(temp-&gt;next!=NULL)</text:p>
      <text:p text:style-name="P1"><text:s text:c="8"/>temp=temp-&gt;next;</text:p>
      <text:p text:style-name="P1"><text:s text:c="4"/>temp-&gt;next=newnode;</text:p>
      <text:p text:style-name="P1"><text:s text:c="4"/>newnode-&gt;next=NULL;</text:p>
      <text:p text:style-name="P1"><text:s text:c="4"/>}</text:p>
      <text:p text:style-name="P1"><text:soft-page-break/>return head;</text:p>
      <text:p text:style-name="P1">}</text:p>
      <text:p text:style-name="P1"/>
      <text:p text:style-name="P1">node* InsertPos(node* head)</text:p>
      <text:p text:style-name="P1">{</text:p>
      <text:p text:style-name="P1">int pos, i=1;</text:p>
      <text:p text:style-name="P1">node *newnode=Create(), *temp, *prev;</text:p>
      <text:p text:style-name="P1">if(head==NULL) <text:s text:c="7"/>//If list is empty</text:p>
      <text:p text:style-name="P1"><text:s text:c="4"/>{</text:p>
      <text:p text:style-name="P1"><text:s text:c="4"/>printf("\nList is Empty!!");</text:p>
      <text:p text:style-name="P1"><text:s text:c="4"/>}</text:p>
      <text:p text:style-name="P1">else</text:p>
      <text:p text:style-name="P1"><text:s text:c="4"/>{</text:p>
      <text:p text:style-name="P1"><text:s text:c="4"/>printf("\nEnter Position no: ");</text:p>
      <text:p text:style-name="P1"><text:s text:c="4"/>scanf("%d",&amp;pos);</text:p>
      <text:p text:style-name="P1"><text:s text:c="4"/>temp=head;</text:p>
      <text:p text:style-name="P1"><text:s text:c="4"/>if(pos==1)</text:p>
      <text:p text:style-name="P1"><text:s text:c="8"/>{</text:p>
      <text:p text:style-name="P1"><text:s text:c="8"/>newnode-&gt;next=temp;</text:p>
      <text:p text:style-name="P1"><text:s text:c="8"/>head=newnode;</text:p>
      <text:p text:style-name="P1"><text:s text:c="8"/>}</text:p>
      <text:p text:style-name="P1"><text:s text:c="4"/>else</text:p>
      <text:p text:style-name="P1"><text:s text:c="4"/><text:tab/>{</text:p>
      <text:p text:style-name="P1"><text:s text:c="4"/><text:tab/>while(temp-&gt;next!=NULL&amp;&amp;i&lt;pos)</text:p>
      <text:p text:style-name="P1"><text:s text:c="8"/>{</text:p>
      <text:p text:style-name="P1"><text:s text:c="8"/>i++;</text:p>
      <text:p text:style-name="P1"><text:s text:c="8"/>prev=temp;</text:p>
      <text:p text:style-name="P1"><text:s text:c="8"/>temp=temp-&gt;next;</text:p>
      <text:p text:style-name="P1"><text:s text:c="8"/>}</text:p>
      <text:p text:style-name="P1"><text:s text:c="4"/><text:tab/>newnode-&gt;next=prev-&gt;next;</text:p>
      <text:p text:style-name="P1"><text:s text:c="4"/><text:tab/>prev-&gt;next=newnode;</text:p>
      <text:p text:style-name="P1"><text:s text:c="4"/><text:tab/>}</text:p>
      <text:p text:style-name="P1"><text:s text:c="4"/>}</text:p>
      <text:p text:style-name="P1">return head;</text:p>
      <text:p text:style-name="P1">}</text:p>
      <text:p text:style-name="P1"/>
      <text:p text:style-name="P1">node* DeleteBeg(node* head)</text:p>
      <text:p text:style-name="P1">{</text:p>
      <text:p text:style-name="P1">if(head==NULL) <text:s text:c="7"/>//If list is empty</text:p>
      <text:p text:style-name="P1"><text:s text:c="4"/>{</text:p>
      <text:p text:style-name="P1"><text:s text:c="4"/>printf("\nList is Empty!!");</text:p>
      <text:p text:style-name="P1"><text:s text:c="4"/>}</text:p>
      <text:p text:style-name="P1">else</text:p>
      <text:p text:style-name="P1"><text:s text:c="4"/>{</text:p>
      <text:p text:style-name="P1"><text:s text:c="4"/>node *temp=head;</text:p>
      <text:p text:style-name="P1"><text:s text:c="4"/>head=head-&gt;next;</text:p>
      <text:p text:style-name="P1"><text:s text:c="4"/>printf("\n%d is the data deleted",temp-&gt;data);</text:p>
      <text:p text:style-name="P1"><text:s text:c="4"/>free(temp);</text:p>
      <text:p text:style-name="P1"><text:s text:c="4"/>}</text:p>
      <text:p text:style-name="P1">return head;</text:p>
      <text:p text:style-name="P1">}</text:p>
      <text:p text:style-name="P1"/>
      <text:p text:style-name="P1"><text:soft-page-break/>void DeleteEnd(node* head)</text:p>
      <text:p text:style-name="P1">{</text:p>
      <text:p text:style-name="P1">if(head==NULL) <text:s text:c="7"/>//If list is empty</text:p>
      <text:p text:style-name="P1"><text:s text:c="4"/>{</text:p>
      <text:p text:style-name="P1"><text:s text:c="4"/>printf("\nList is Empty!!");</text:p>
      <text:p text:style-name="P1"><text:s text:c="4"/>}</text:p>
      <text:p text:style-name="P1">else</text:p>
      <text:p text:style-name="P1"><text:s text:c="4"/>{</text:p>
      <text:p text:style-name="P1"><text:s text:c="4"/>node *temp=head;</text:p>
      <text:p text:style-name="P1"><text:s text:c="4"/>while(temp-&gt;next-&gt;next!=NULL)</text:p>
      <text:p text:style-name="P1"><text:s text:c="8"/>temp=temp-&gt;next;</text:p>
      <text:p text:style-name="P1"><text:s text:c="4"/>printf("\n%d is the data deleted",temp-&gt;next-&gt;data);</text:p>
      <text:p text:style-name="P1"><text:s text:c="4"/>node *last=temp-&gt;next;</text:p>
      <text:p text:style-name="P1"><text:s text:c="4"/>temp-&gt;next=NULL;</text:p>
      <text:p text:style-name="P1"><text:s text:c="4"/>free(last);</text:p>
      <text:p text:style-name="P1"><text:s text:c="4"/>}</text:p>
      <text:p text:style-name="P1">}</text:p>
      <text:p text:style-name="P1"/>
      <text:p text:style-name="P1">node* DeletePos(node* head)</text:p>
      <text:p text:style-name="P1">{</text:p>
      <text:p text:style-name="P1">node *temp, *t;</text:p>
      <text:p text:style-name="P1">int pos,i;</text:p>
      <text:p text:style-name="P1">if(head==NULL)</text:p>
      <text:p text:style-name="P1"><text:s text:c="4"/>{</text:p>
      <text:p text:style-name="P1"><text:s text:c="4"/>printf("List is empty!!");</text:p>
      <text:p text:style-name="P1"><text:s text:c="4"/>}</text:p>
      <text:p text:style-name="P1">else</text:p>
      <text:p text:style-name="P1"><text:s text:c="4"/>{</text:p>
      <text:p text:style-name="P1"><text:s text:c="4"/>printf("Enter position to delete:");</text:p>
      <text:p text:style-name="P1"><text:s text:c="4"/>scanf("%d",&amp;pos);</text:p>
      <text:p text:style-name="P1"><text:s text:c="4"/>temp=head;</text:p>
      <text:p text:style-name="P1"><text:s text:c="4"/>for(i=1;i&lt;pos-1;i++)</text:p>
      <text:p text:style-name="P1"><text:s text:c="8"/>{</text:p>
      <text:p text:style-name="P1"><text:s text:c="8"/>if(temp-&gt;next==NULL)</text:p>
      <text:p text:style-name="P1"><text:s text:c="12"/>{</text:p>
      <text:p text:style-name="P1"><text:s text:c="12"/>printf("There are less elements!!");</text:p>
      <text:p text:style-name="P1"><text:s text:c="12"/>return 0;</text:p>
      <text:p text:style-name="P1"><text:s text:c="12"/>}</text:p>
      <text:p text:style-name="P1"><text:s text:c="8"/>temp=temp-&gt;next;</text:p>
      <text:p text:style-name="P1"><text:s text:c="8"/>}</text:p>
      <text:p text:style-name="P1"><text:s text:c="4"/>t=temp-&gt;next;</text:p>
      <text:p text:style-name="P1"><text:s text:c="4"/>temp-&gt;next=t-&gt;next;</text:p>
      <text:p text:style-name="P1"><text:s text:c="4"/>printf("Deleted element is %d",t-&gt;data);</text:p>
      <text:p text:style-name="P1"><text:s text:c="4"/>free(t);</text:p>
      <text:p text:style-name="P1"><text:s text:c="4"/>}</text:p>
      <text:p text:style-name="P1">return head;</text:p>
      <text:p text:style-name="P1">}</text:p>
      <text:p text:style-name="P1"/>
      <text:p text:style-name="P1">void Display(node* head)</text:p>
      <text:p text:style-name="P1">{</text:p>
      <text:p text:style-name="P1">node* temp;</text:p>
      <text:p text:style-name="P1">temp= head;</text:p>
      <text:p text:style-name="P1"><text:soft-page-break/>printf("\n\nList: ");</text:p>
      <text:p text:style-name="P1">while(temp != NULL)</text:p>
      <text:p text:style-name="P1"><text:s text:c="4"/>{</text:p>
      <text:p text:style-name="P1"><text:s text:c="4"/>printf("%d --&gt; ",temp-&gt;data);</text:p>
      <text:p text:style-name="P1"><text:s text:c="4"/>temp = temp-&gt;next;</text:p>
      <text:p text:style-name="P1"><text:s text:c="4"/>}</text:p>
      <text:p text:style-name="P1">printf("NULL\n");</text:p>
      <text:p text:style-name="P1">}</text:p>
      <text:p text:style-name="P1"/>
      <text:p text:style-name="P1">node* Reverse(node *head)</text:p>
      <text:p text:style-name="P1">{</text:p>
      <text:p text:style-name="P1">node *pre, *curr, *nxt;</text:p>
      <text:p text:style-name="P1">pre = NULL;</text:p>
      <text:p text:style-name="P1">curr = head;</text:p>
      <text:p text:style-name="P1">nxt = curr-&gt;next;</text:p>
      <text:p text:style-name="P1">curr-&gt;next = pre;</text:p>
      <text:p text:style-name="P1">while(nxt!=NULL)</text:p>
      <text:p text:style-name="P1"><text:tab/>{</text:p>
      <text:p text:style-name="P1"><text:tab/>pre = curr;</text:p>
      <text:p text:style-name="P1"><text:tab/>curr = nxt;</text:p>
      <text:p text:style-name="P1"><text:tab/>nxt = nxt-&gt;next;</text:p>
      <text:p text:style-name="P1"><text:tab/>curr-&gt;next = pre;</text:p>
      <text:p text:style-name="P1"><text:tab/>}</text:p>
      <text:p text:style-name="P1">head=curr;</text:p>
      <text:p text:style-name="P1">return head;</text:p>
      <text:p text:style-name="P1">}</text:p>
      <text:p text:style-name="P1"/>
      <text:p text:style-name="P1">node* Sort(node *head)<text:tab/><text:tab/>//Bubble Sort</text:p>
      <text:p text:style-name="P1">{</text:p>
      <text:p text:style-name="P1">int size=1, temp;</text:p>
      <text:p text:style-name="P1">node *nxt, *curr, *pre;</text:p>
      <text:p text:style-name="P1">nxt=head;</text:p>
      <text:p text:style-name="P1">while(nxt-&gt;next)</text:p>
      <text:p text:style-name="P1"><text:tab/>{</text:p>
      <text:p text:style-name="P1"><text:tab/>nxt=nxt-&gt;next;</text:p>
      <text:p text:style-name="P1"><text:tab/>size++;</text:p>
      <text:p text:style-name="P1"><text:tab/>}</text:p>
      <text:p text:style-name="P1">for(int i=0;i&lt;size-1;i++)</text:p>
      <text:p text:style-name="P1"><text:tab/>{</text:p>
      <text:p text:style-name="P1"><text:tab/>pre=curr=head;</text:p>
      <text:p text:style-name="P1"><text:tab/>for(int j=0;j&lt;size-1-i;j++)</text:p>
      <text:p text:style-name="P1"><text:tab/><text:tab/>{</text:p>
      <text:p text:style-name="P1"><text:tab/><text:tab/>nxt=curr-&gt;next;</text:p>
      <text:p text:style-name="P1"><text:tab/><text:tab/>if(curr-&gt;data&gt;nxt-&gt;data)</text:p>
      <text:p text:style-name="P1"><text:tab/><text:tab/><text:tab/>{</text:p>
      <text:p text:style-name="P1"><text:tab/><text:tab/><text:tab/>pre-&gt;next=nxt;</text:p>
      <text:p text:style-name="P1"><text:tab/><text:tab/><text:tab/>curr-&gt;next=nxt-&gt;next;</text:p>
      <text:p text:style-name="P1"><text:tab/><text:tab/><text:tab/>nxt-&gt;next=curr;</text:p>
      <text:p text:style-name="P1"><text:tab/><text:tab/><text:tab/>if(curr==pre)</text:p>
      <text:p text:style-name="P1"><text:tab/><text:tab/><text:tab/><text:tab/>head=nxt;</text:p>
      <text:p text:style-name="P1"><text:tab/><text:tab/><text:tab/>pre=nxt;</text:p>
      <text:p text:style-name="P1"><text:tab/><text:tab/><text:tab/>}</text:p>
      <text:p text:style-name="P1"><text:soft-page-break/><text:tab/><text:tab/>else</text:p>
      <text:p text:style-name="P1"><text:tab/><text:tab/><text:tab/>{</text:p>
      <text:p text:style-name="P1"><text:tab/><text:tab/><text:tab/>pre=curr;</text:p>
      <text:p text:style-name="P1"><text:tab/><text:tab/><text:tab/>curr=nxt;</text:p>
      <text:p text:style-name="P1"><text:tab/><text:tab/><text:tab/>}</text:p>
      <text:p text:style-name="P1"><text:tab/><text:tab/>}</text:p>
      <text:p text:style-name="P1"><text:tab/>}</text:p>
      <text:p text:style-name="P1">return head;</text:p>
      <text:p text:style-name="P1">}</text:p>
      <text:p text:style-name="P1"/>
      <text:p text:style-name="P1">void Merge(node *head1, node *head2)</text:p>
      <text:p text:style-name="P1">{</text:p>
      <text:p text:style-name="P1">node *head3, *curr1, *curr2, *temp;</text:p>
      <text:p text:style-name="P1">curr1=head1;</text:p>
      <text:p text:style-name="P1">curr2=head2;</text:p>
      <text:p text:style-name="P1">if(curr1-&gt;data&lt;=curr2-&gt;data)</text:p>
      <text:p text:style-name="P1"><text:tab/>{</text:p>
      <text:p text:style-name="P1"><text:tab/>temp=head1;</text:p>
      <text:p text:style-name="P1"><text:tab/>curr1=curr1-&gt;next;</text:p>
      <text:p text:style-name="P1"><text:tab/>}</text:p>
      <text:p text:style-name="P1">else</text:p>
      <text:p text:style-name="P1"><text:tab/>{</text:p>
      <text:p text:style-name="P1"><text:tab/>temp=head2;</text:p>
      <text:p text:style-name="P1"><text:tab/>curr2=curr2-&gt;next;</text:p>
      <text:p text:style-name="P1"><text:tab/>}</text:p>
      <text:p text:style-name="P1">head3=temp;</text:p>
      <text:p text:style-name="P1">while(curr1&amp;&amp;curr2)</text:p>
      <text:p text:style-name="P1"><text:tab/>{</text:p>
      <text:p text:style-name="P1"><text:tab/>if(curr1-&gt;data&lt;=curr2-&gt;data)</text:p>
      <text:p text:style-name="P1"><text:tab/><text:tab/>{</text:p>
      <text:p text:style-name="P1"><text:tab/><text:tab/>temp-&gt;next=curr1;</text:p>
      <text:p text:style-name="P1"><text:tab/><text:tab/>temp=curr1;</text:p>
      <text:p text:style-name="P1"><text:tab/><text:tab/>curr1=curr1-&gt;next;</text:p>
      <text:p text:style-name="P1"><text:tab/><text:tab/>}</text:p>
      <text:p text:style-name="P1"><text:tab/>else</text:p>
      <text:p text:style-name="P1"><text:tab/><text:tab/>{</text:p>
      <text:p text:style-name="P1"><text:tab/><text:tab/>temp-&gt;next=curr2;</text:p>
      <text:p text:style-name="P1"><text:tab/><text:tab/>temp=curr2;</text:p>
      <text:p text:style-name="P1"><text:tab/><text:tab/>curr2=curr2-&gt;next;</text:p>
      <text:p text:style-name="P1"><text:tab/><text:tab/>}</text:p>
      <text:p text:style-name="P1"><text:tab/>}</text:p>
      <text:p text:style-name="P1">if(curr1==NULL)</text:p>
      <text:p text:style-name="P1"><text:tab/>temp-&gt;next=curr2;</text:p>
      <text:p text:style-name="P1">if(curr2==NULL)</text:p>
      <text:p text:style-name="P1"><text:tab/>temp-&gt;next=curr1;</text:p>
      <text:p text:style-name="P1">printf("\nAfter Merge: ");</text:p>
      <text:p text:style-name="P1">Display(head3);</text:p>
      <text:p text:style-name="P1">}</text:p>
      <text:p text:style-name="P1"/>
      <text:p text:style-name="P1">int main()</text:p>
      <text:p text:style-name="P1">{</text:p>
      <text:p text:style-name="P1">node *head=NULL, *head2=NULL;</text:p>
      <text:p text:style-name="P1"><text:soft-page-break/>int n,m; char ch;</text:p>
      <text:p text:style-name="P1">do</text:p>
      <text:p text:style-name="P1">{</text:p>
      <text:p text:style-name="P1">printf("\nChoose an option: \n1.Insert \n2.Delete \n3.Display \n4.Reverse \n5.Sort \n6.Merge \nEnter your choice: ");</text:p>
      <text:p text:style-name="P1">scanf("%d",&amp;n);</text:p>
      <text:p text:style-name="P1">switch(n)</text:p>
      <text:p text:style-name="P1">{</text:p>
      <text:p text:style-name="P1">case 1: printf("\nSelect an Option:\n1.Insert at beginning\n2.Insert at end\n3.Insert at specified position");</text:p>
      <text:p text:style-name="P1"><text:s text:c="8"/>printf("\nEnter your choice: ");</text:p>
      <text:p text:style-name="P1"><text:s text:c="8"/>scanf("%d",&amp;m);</text:p>
      <text:p text:style-name="P1"><text:s text:c="8"/>switch(m)</text:p>
      <text:p text:style-name="P1"><text:s text:c="8"/>{</text:p>
      <text:p text:style-name="P1"><text:s text:c="8"/>case 1: head=InsertBeg(head);</text:p>
      <text:p text:style-name="P1"><text:s text:c="16"/>break;</text:p>
      <text:p text:style-name="P1"><text:s text:c="8"/>case 2: InsertEnd(head);</text:p>
      <text:p text:style-name="P1"><text:s text:c="16"/>break;</text:p>
      <text:p text:style-name="P1"><text:s text:c="8"/>case 3: head=InsertPos(head);</text:p>
      <text:p text:style-name="P1"><text:s text:c="16"/>break;</text:p>
      <text:p text:style-name="P1"><text:s text:c="8"/>default: printf("\nInvalid Choice!");</text:p>
      <text:p text:style-name="P1"><text:s text:c="8"/>}</text:p>
      <text:p text:style-name="P1"><text:s text:c="8"/>break;</text:p>
      <text:p text:style-name="P1">case 2: printf("\nSelect an Option:\n1.Delete from beginning\n2.Delete from end\n3.Delete from specified position");</text:p>
      <text:p text:style-name="P1"><text:s text:c="8"/>printf("\nEnter your choice: ");</text:p>
      <text:p text:style-name="P1"><text:s text:c="8"/>scanf("%d",&amp;m);</text:p>
      <text:p text:style-name="P1"><text:s text:c="8"/>switch(m)</text:p>
      <text:p text:style-name="P1"><text:s text:c="8"/>{</text:p>
      <text:p text:style-name="P1"><text:s text:c="8"/>case 1: head=DeleteBeg(head);</text:p>
      <text:p text:style-name="P1"><text:s text:c="16"/>break;</text:p>
      <text:p text:style-name="P1"><text:s text:c="8"/>case 2: DeleteEnd(head);</text:p>
      <text:p text:style-name="P1"><text:s text:c="16"/>break;</text:p>
      <text:p text:style-name="P1"><text:s text:c="8"/>case 3: head=DeletePos(head);</text:p>
      <text:p text:style-name="P1"><text:s text:c="16"/>break;</text:p>
      <text:p text:style-name="P1"><text:s text:c="8"/>default: printf("\nInvalid Choice!");</text:p>
      <text:p text:style-name="P1"><text:s text:c="8"/>}</text:p>
      <text:p text:style-name="P1"><text:s text:c="8"/>break;</text:p>
      <text:p text:style-name="P1">case 3: Display(head);</text:p>
      <text:p text:style-name="P1"><text:s text:c="8"/>break;</text:p>
      <text:p text:style-name="P1">case 4: head=Reverse(head);</text:p>
      <text:p text:style-name="P1"><text:tab/><text:tab/>printf("\nAfter Reversing: ");</text:p>
      <text:p text:style-name="P1"><text:tab/><text:tab/>Display(head);</text:p>
      <text:p text:style-name="P1"><text:tab/><text:tab/>break;</text:p>
      <text:p text:style-name="P1">case 5: head=Sort(head);</text:p>
      <text:p text:style-name="P1"><text:tab/><text:tab/>printf("\nAfter Sorting: ");</text:p>
      <text:p text:style-name="P1"><text:tab/><text:tab/>Display(head);</text:p>
      <text:p text:style-name="P1"><text:tab/><text:tab/>break;</text:p>
      <text:p text:style-name="P1">case 6: printf("\nEnter a new list(of 5 elements): ");</text:p>
      <text:p text:style-name="P1"><text:tab/><text:tab/>head2=InsertBeg(head2);</text:p>
      <text:p text:style-name="P1"><text:tab/><text:tab/>for(int i=0; i&lt;4;i++)</text:p>
      <text:p text:style-name="P1"><text:tab/><text:tab/><text:tab/>InsertEnd(head2);</text:p>
      <text:p text:style-name="P1"><text:soft-page-break/><text:tab/><text:tab/>printf("\nSecond List: ");</text:p>
      <text:p text:style-name="P1"><text:tab/><text:tab/>Display(head2);</text:p>
      <text:p text:style-name="P1"><text:tab/><text:tab/>Merge(head,head2);</text:p>
      <text:p text:style-name="P1"><text:tab/><text:tab/>break;</text:p>
      <text:p text:style-name="P1">default: printf("\nInvalid Choice!");</text:p>
      <text:p text:style-name="P1">}</text:p>
      <text:p text:style-name="P1">printf("\nDo you want to continue? ");</text:p>
      <text:p text:style-name="P1">scanf(" %c",&amp;ch);</text:p>
      <text:p text:style-name="P1">}while(ch=='y'||ch=='Y');</text:p>
      <text:p text:style-name="P1">return 0;</text:p>
      <text:p text:style-name="P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12:56:13.178961638</meta:creation-date>
    <dc:date>2019-01-31T01:26:21.331454296</dc:date>
    <meta:editing-duration>PT11M37S</meta:editing-duration>
    <meta:editing-cycles>2</meta:editing-cycles>
    <meta:generator>LibreOffice/6.0.6.2$Linux_X86_64 LibreOffice_project/00m0$Build-2</meta:generator>
    <meta:document-statistic meta:table-count="0" meta:image-count="0" meta:object-count="0" meta:page-count="34" meta:paragraph-count="1554" meta:word-count="2928" meta:character-count="28651" meta:non-whitespace-character-count="21839"/>
  </office:meta>
</office:document-meta>
</file>